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7154348591181" calcext:value-type="float">
            <text:p>0.0099715435</text:p>
          </table:table-cell>
          <table:table-cell office:value-type="float" office:value="0.000695160890999174" calcext:value-type="float">
            <text:p>0.0006951609</text:p>
          </table:table-cell>
          <table:table-cell office:value-type="float" office:value="0.000136952671482401" calcext:value-type="float">
            <text:p>0.0001369527</text:p>
          </table:table-cell>
          <table:table-cell table:style-name="ce1" office:value-type="float" office:value="0.0000259735559724756" calcext:value-type="float">
            <text:p>2.60E-05</text:p>
          </table:table-cell>
          <table:table-cell table:style-name="ce1" office:value-type="float" office:value="0.00000247725194782628" calcext:value-type="float">
            <text:p>2.48E-06</text:p>
          </table:table-cell>
          <table:table-cell table:style-name="ce1" office:value-type="float" office:value="0.00000000285308394794236" calcext:value-type="float">
            <text:p>2.85E-09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284565140881977" calcext:value-type="float">
            <text:p>2.84565140881977E-05</text:p>
          </table:table-cell>
          <table:table-cell table:formula="of:=([.J4]/[.I4])*100" office:value-type="float" office:value="0.284565140881977" calcext:value-type="float">
            <text:p>0.2845651409</text:p>
          </table:table-cell>
          <table:table-cell/>
          <table:table-cell table:formula="of:=[.J4]/[.H4]" office:value-type="float" office:value="0.0284565140881977" calcext:value-type="float">
            <text:p>0.0284565141</text:p>
          </table:table-cell>
          <table:table-cell table:formula="of:=([.B4]+[.D4])/([.C4]+[.E4]+[.F4])" office:value-type="float" office:value="5.17191484670993" calcext:value-type="float">
            <text:p>5.1719148467</text:p>
          </table:table-cell>
          <table:table-cell table:formula="of:=([.B4]+[.D4])/(2*[.C4]+2*[.E4]+2*[.F4])" office:value-type="float" office:value="2.58595742335496" calcext:value-type="float">
            <text:p>2.5859574234</text:p>
          </table:table-cell>
          <table:table-cell table:formula="of:=([.B4]+[.D4])/([.B4]+(2*[.C4])+[.D4]+(2*[.E4])+(2*[.F4]))" office:value-type="float" office:value="0.72113444697165" calcext:value-type="float">
            <text:p>0.721134447</text:p>
          </table:table-cell>
          <table:table-cell table:formula="of:=[.D4]/([.B4]+[.D4])" office:value-type="float" office:value="0.0360176331633437" calcext:value-type="float">
            <text:p>0.0360176332</text:p>
          </table:table-cell>
          <table:table-cell table:formula="of:=([.E4]+(2*[.F4]))/(2*([.C4]+[.E4]+[.F4]))" office:value-type="float" office:value="0.00890378208695334" calcext:value-type="float">
            <text:p>0.0089037821</text:p>
          </table:table-cell>
          <table:table-cell table:formula="of:=([.P4]*[.Q4])+((1-[.P4])*[.R4])" office:value-type="float" office:value="0.0284565140881977" calcext:value-type="float">
            <text:p>0.0284565141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445333774364" calcext:value-type="float">
            <text:p>0.0199445334</text:p>
          </table:table-cell>
          <table:table-cell office:value-type="float" office:value="0.0006787130182367" calcext:value-type="float">
            <text:p>0.000678713</text:p>
          </table:table-cell>
          <table:table-cell office:value-type="float" office:value="0.000130548595741456" calcext:value-type="float">
            <text:p>0.0001305486</text:p>
          </table:table-cell>
          <table:table-cell table:style-name="ce1" office:value-type="float" office:value="0.0000507216943288724" calcext:value-type="float">
            <text:p>5.07E-05</text:p>
          </table:table-cell>
          <table:table-cell table:style-name="ce1" office:value-type="float" office:value="0.00000472316771680941" calcext:value-type="float">
            <text:p>4.72E-06</text:p>
          </table:table-cell>
          <table:table-cell table:style-name="ce1" office:value-type="float" office:value="0.0000000108802589482285" calcext:value-type="float">
            <text:p>1.09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554666225635782" calcext:value-type="float">
            <text:p>5.54666225635782E-05</text:p>
          </table:table-cell>
          <table:table-cell table:formula="of:=([.J5]/[.I5])*100" office:value-type="float" office:value="0.277333112817891" calcext:value-type="float">
            <text:p>0.2773331128</text:p>
          </table:table-cell>
          <table:table-cell/>
          <table:table-cell table:formula="of:=[.J5]/[.H5]" office:value-type="float" office:value="0.0554666225635782" calcext:value-type="float">
            <text:p>0.0554666226</text:p>
          </table:table-cell>
          <table:table-cell table:formula="of:=([.B5]+[.D5])/([.C5]+[.E5]+[.F5])" office:value-type="float" office:value="5.39193123761196" calcext:value-type="float">
            <text:p>5.3919312376</text:p>
          </table:table-cell>
          <table:table-cell table:formula="of:=([.B5]+[.D5])/(2*[.C5]+2*[.E5]+2*[.F5])" office:value-type="float" office:value="2.69596561880598" calcext:value-type="float">
            <text:p>2.6959656188</text:p>
          </table:table-cell>
          <table:table-cell table:formula="of:=([.B5]+[.D5])/([.B5]+(2*[.C5])+[.D5]+(2*[.E5])+(2*[.F5]))" office:value-type="float" office:value="0.729434712565573" calcext:value-type="float">
            <text:p>0.7294347126</text:p>
          </table:table-cell>
          <table:table-cell table:formula="of:=[.D5]/([.B5]+[.D5])" office:value-type="float" office:value="0.0695356190967025" calcext:value-type="float">
            <text:p>0.0695356191</text:p>
          </table:table-cell>
          <table:table-cell table:formula="of:=([.E5]+(2*[.F5]))/(2*([.C5]+[.E5]+[.F5]))" office:value-type="float" office:value="0.0175370916191746" calcext:value-type="float">
            <text:p>0.0175370916</text:p>
          </table:table-cell>
          <table:table-cell table:formula="of:=([.P5]*[.Q5])+((1-[.P5])*[.R5])" office:value-type="float" office:value="0.0554666225635782" calcext:value-type="float">
            <text:p>0.0554666226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188689897274" calcext:value-type="float">
            <text:p>0.029918869</text:p>
          </table:table-cell>
          <table:table-cell office:value-type="float" office:value="0.000662977598295772" calcext:value-type="float">
            <text:p>0.0006629776</text:p>
          </table:table-cell>
          <table:table-cell office:value-type="float" office:value="0.000124565436440807" calcext:value-type="float">
            <text:p>0.0001245654</text:p>
          </table:table-cell>
          <table:table-cell table:style-name="ce1" office:value-type="float" office:value="0.0000743237680297886" calcext:value-type="float">
            <text:p>7.43E-05</text:p>
          </table:table-cell>
          <table:table-cell table:style-name="ce1" office:value-type="float" office:value="0.00000676051854996672" calcext:value-type="float">
            <text:p>6.76E-06</text:p>
          </table:table-cell>
          <table:table-cell table:style-name="ce1" office:value-type="float" office:value="0.0000000233618464462938" calcext:value-type="float">
            <text:p>2.34E-08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81131010272648" calcext:value-type="float">
            <text:p>0.000081131</text:p>
          </table:table-cell>
          <table:table-cell table:formula="of:=([.J6]/[.I6])*100" office:value-type="float" office:value="0.270436700908827" calcext:value-type="float">
            <text:p>0.2704367009</text:p>
          </table:table-cell>
          <table:table-cell/>
          <table:table-cell table:formula="of:=[.J6]/[.H6]" office:value-type="float" office:value="0.081131010272648" calcext:value-type="float">
            <text:p>0.0811310103</text:p>
          </table:table-cell>
          <table:table-cell table:formula="of:=([.B6]+[.D6])/([.C6]+[.E6]+[.F6])" office:value-type="float" office:value="5.61328664723314" calcext:value-type="float">
            <text:p>5.6132866472</text:p>
          </table:table-cell>
          <table:table-cell table:formula="of:=([.B6]+[.D6])/(2*[.C6]+2*[.E6]+2*[.F6])" office:value-type="float" office:value="2.80664332361657" calcext:value-type="float">
            <text:p>2.8066433236</text:p>
          </table:table-cell>
          <table:table-cell table:formula="of:=([.B6]+[.D6])/([.B6]+(2*[.C6])+[.D6]+(2*[.E6])+(2*[.F6]))" office:value-type="float" office:value="0.737301366325561" calcext:value-type="float">
            <text:p>0.7373013663</text:p>
          </table:table-cell>
          <table:table-cell table:formula="of:=[.D6]/([.B6]+[.D6])" office:value-type="float" office:value="0.100805140780073" calcext:value-type="float">
            <text:p>0.1008051408</text:p>
          </table:table-cell>
          <table:table-cell table:formula="of:=([.E6]+(2*[.F6]))/(2*([.C6]+[.E6]+[.F6]))" office:value-type="float" office:value="0.0259127432360211" calcext:value-type="float">
            <text:p>0.0259127432</text:p>
          </table:table-cell>
          <table:table-cell table:formula="of:=([.P6]*[.Q6])+((1-[.P6])*[.R6])" office:value-type="float" office:value="0.081131010272648" calcext:value-type="float">
            <text:p>0.0811310103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87121699182" calcext:value-type="float">
            <text:p>0.049871217</text:p>
          </table:table-cell>
          <table:table-cell office:value-type="float" office:value="0.000633476220075891" calcext:value-type="float">
            <text:p>0.0006334762</text:p>
          </table:table-cell>
          <table:table-cell office:value-type="float" office:value="0.000113726187204742" calcext:value-type="float">
            <text:p>0.0001137262</text:p>
          </table:table-cell>
          <table:table-cell table:style-name="ce1" office:value-type="float" office:value="0.000118376085924519" calcext:value-type="float">
            <text:p>1.18E-04</text:p>
          </table:table-cell>
          <table:table-cell table:style-name="ce1" office:value-type="float" office:value="0.0000102883973345685" calcext:value-type="float">
            <text:p>1.03E-05</text:p>
          </table:table-cell>
          <table:table-cell table:style-name="ce1" office:value-type="float" office:value="0.000000059262460484574" calcext:value-type="float">
            <text:p>5.93E-08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128783008180057" calcext:value-type="float">
            <text:p>0.000128783</text:p>
          </table:table-cell>
          <table:table-cell table:formula="of:=([.J7]/[.I7])*100" office:value-type="float" office:value="0.257566016360113" calcext:value-type="float">
            <text:p>0.2575660164</text:p>
          </table:table-cell>
          <table:table-cell/>
          <table:table-cell table:formula="of:=[.J7]/[.H7]" office:value-type="float" office:value="0.128783008180057" calcext:value-type="float">
            <text:p>0.1287830082</text:p>
          </table:table-cell>
          <table:table-cell table:formula="of:=([.B7]+[.D7])/([.C7]+[.E7]+[.F7])" office:value-type="float" office:value="6.0597162430343" calcext:value-type="float">
            <text:p>6.059716243</text:p>
          </table:table-cell>
          <table:table-cell table:formula="of:=([.B7]+[.D7])/(2*[.C7]+2*[.E7]+2*[.F7])" office:value-type="float" office:value="3.02985812151715" calcext:value-type="float">
            <text:p>3.0298581215</text:p>
          </table:table-cell>
          <table:table-cell table:formula="of:=([.B7]+[.D7])/([.B7]+(2*[.C7])+[.D7]+(2*[.E7])+(2*[.F7]))" office:value-type="float" office:value="0.75185230600041" calcext:value-type="float">
            <text:p>0.751852306</text:p>
          </table:table-cell>
          <table:table-cell table:formula="of:=[.D7]/([.B7]+[.D7])" office:value-type="float" office:value="0.15744593051026" calcext:value-type="float">
            <text:p>0.1574459305</text:p>
          </table:table-cell>
          <table:table-cell table:formula="of:=([.E7]+(2*[.F7]))/(2*([.C7]+[.E7]+[.F7]))" office:value-type="float" office:value="0.0419384201714761" calcext:value-type="float">
            <text:p>0.0419384202</text:p>
          </table:table-cell>
          <table:table-cell table:formula="of:=([.P7]*[.Q7])+((1-[.P7])*[.R7])" office:value-type="float" office:value="0.128783008180057" calcext:value-type="float">
            <text:p>0.1287830082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8077681521178" calcext:value-type="float">
            <text:p>0.0798077682</text:p>
          </table:table-cell>
          <table:table-cell office:value-type="float" office:value="0.000593596067458402" calcext:value-type="float">
            <text:p>0.0005935961</text:p>
          </table:table-cell>
          <table:table-cell office:value-type="float" office:value="0.0000998577729547934" calcext:value-type="float">
            <text:p>9.98577729547934E-05</text:p>
          </table:table-cell>
          <table:table-cell office:value-type="float" office:value="0.000177508794247001" calcext:value-type="float">
            <text:p>0.0001775088</text:p>
          </table:table-cell>
          <table:table-cell office:value-type="float" office:value="0.0000144565387497837" calcext:value-type="float">
            <text:p>1.44565387497837E-05</text:p>
          </table:table-cell>
          <table:table-cell table:style-name="ce1" office:value-type="float" office:value="0.000000133257442721271" calcext:value-type="float">
            <text:p>1.33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192231847882228" calcext:value-type="float">
            <text:p>0.0001922318</text:p>
          </table:table-cell>
          <table:table-cell table:formula="of:=([.J8]/[.I8])*100" office:value-type="float" office:value="0.240289809852784" calcext:value-type="float">
            <text:p>0.2402898099</text:p>
          </table:table-cell>
          <table:table-cell/>
          <table:table-cell table:formula="of:=[.J8]/[.H8]" office:value-type="float" office:value="0.192231847882228" calcext:value-type="float">
            <text:p>0.1922318479</text:p>
          </table:table-cell>
          <table:table-cell table:formula="of:=([.B8]+[.D8])/([.C8]+[.E8]+[.F8])" office:value-type="float" office:value="6.73762551228119" calcext:value-type="float">
            <text:p>6.7376255123</text:p>
          </table:table-cell>
          <table:table-cell table:formula="of:=([.B8]+[.D8])/(2*[.C8]+2*[.E8]+2*[.F8])" office:value-type="float" office:value="3.3688127561406" calcext:value-type="float">
            <text:p>3.3688127561</text:p>
          </table:table-cell>
          <table:table-cell table:formula="of:=([.B8]+[.D8])/([.B8]+(2*[.C8])+[.D8]+(2*[.E8])+(2*[.F8]))" office:value-type="float" office:value="0.771104861705403" calcext:value-type="float">
            <text:p>0.7711048617</text:p>
          </table:table-cell>
          <table:table-cell table:formula="of:=[.D8]/([.B8]+[.D8])" office:value-type="float" office:value="0.230200590169301" calcext:value-type="float">
            <text:p>0.2302005902</text:p>
          </table:table-cell>
          <table:table-cell table:formula="of:=([.E8]+(2*[.F8]))/(2*([.C8]+[.E8]+[.F8]))" office:value-type="float" office:value="0.0643222645309187" calcext:value-type="float">
            <text:p>0.0643222645</text:p>
          </table:table-cell>
          <table:table-cell table:formula="of:=([.P8]*[.Q8])+((1-[.P8])*[.R8])" office:value-type="float" office:value="0.192231847882227" calcext:value-type="float">
            <text:p>0.1922318479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7700572174692" calcext:value-type="float">
            <text:p>0.0997700572</text:p>
          </table:table-cell>
          <table:table-cell office:value-type="float" office:value="0.000569553845677518" calcext:value-type="float">
            <text:p>0.0005695538</text:p>
          </table:table-cell>
          <table:table-cell office:value-type="float" office:value="0.0000919325746577962" calcext:value-type="float">
            <text:p>9.19325746577962E-05</text:p>
          </table:table-cell>
          <table:table-cell office:value-type="float" office:value="0.000212921100884469" calcext:value-type="float">
            <text:p>0.0002129211</text:p>
          </table:table-cell>
          <table:table-cell office:value-type="float" office:value="0.0000166382224760363" calcext:value-type="float">
            <text:p>1.66382224760363E-05</text:p>
          </table:table-cell>
          <table:table-cell table:style-name="ce1" office:value-type="float" office:value="0.000000191729585173796" calcext:value-type="float">
            <text:p>1.92E-07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229942782530853" calcext:value-type="float">
            <text:p>0.0002299428</text:p>
          </table:table-cell>
          <table:table-cell table:formula="of:=([.J9]/[.I9])*100" office:value-type="float" office:value="0.229942782530853" calcext:value-type="float">
            <text:p>0.2299427825</text:p>
          </table:table-cell>
          <table:table-cell/>
          <table:table-cell table:formula="of:=[.J9]/[.H9]" office:value-type="float" office:value="0.229942782530853" calcext:value-type="float">
            <text:p>0.2299427825</text:p>
          </table:table-cell>
          <table:table-cell table:formula="of:=([.B9]+[.D9])/([.C9]+[.E9]+[.F9])" office:value-type="float" office:value="7.19434321881426" calcext:value-type="float">
            <text:p>7.1943432188</text:p>
          </table:table-cell>
          <table:table-cell table:formula="of:=([.B9]+[.D9])/(2*[.C9]+2*[.E9]+2*[.F9])" office:value-type="float" office:value="3.59717160940713" calcext:value-type="float">
            <text:p>3.5971716094</text:p>
          </table:table-cell>
          <table:table-cell table:formula="of:=([.B9]+[.D9])/([.B9]+(2*[.C9])+[.D9]+(2*[.E9])+(2*[.F9]))" office:value-type="float" office:value="0.782474946561987" calcext:value-type="float">
            <text:p>0.7824749466</text:p>
          </table:table-cell>
          <table:table-cell table:formula="of:=[.D9]/([.B9]+[.D9])" office:value-type="float" office:value="0.272112355571248" calcext:value-type="float">
            <text:p>0.2721123556</text:p>
          </table:table-cell>
          <table:table-cell table:formula="of:=([.E9]+(2*[.F9]))/(2*([.C9]+[.E9]+[.F9]))" office:value-type="float" office:value="0.0782515916091225" calcext:value-type="float">
            <text:p>0.0782515916</text:p>
          </table:table-cell>
          <table:table-cell table:formula="of:=([.P9]*[.Q9])+((1-[.P9])*[.R9])" office:value-type="float" office:value="0.229942782530853" calcext:value-type="float">
            <text:p>0.2299427825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622384645246" calcext:value-type="float">
            <text:p>0.1996223846</text:p>
          </table:table-cell>
          <table:table-cell office:value-type="float" office:value="0.000472764388583977" calcext:value-type="float">
            <text:p>0.0004727644</text:p>
          </table:table-cell>
          <table:table-cell office:value-type="float" office:value="0.0000633416477598667" calcext:value-type="float">
            <text:p>6.33416477598667E-05</text:p>
          </table:table-cell>
          <table:table-cell office:value-type="float" office:value="0.000353620706777947" calcext:value-type="float">
            <text:p>0.0003536207</text:p>
          </table:table-cell>
          <table:table-cell office:value-type="float" office:value="0.0000229369611425554" calcext:value-type="float">
            <text:p>0.000022937</text:p>
          </table:table-cell>
          <table:table-cell table:style-name="ce1" office:value-type="float" office:value="0.000000528843416616007" calcext:value-type="float">
            <text:p>5.29E-07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377615354753734" calcext:value-type="float">
            <text:p>0.0003776154</text:p>
          </table:table-cell>
          <table:table-cell table:formula="of:=([.J10]/[.I10])*100" office:value-type="float" office:value="0.188807677376867" calcext:value-type="float">
            <text:p>0.1888076774</text:p>
          </table:table-cell>
          <table:table-cell/>
          <table:table-cell table:formula="of:=[.J10]/[.H10]" office:value-type="float" office:value="0.377615354753734" calcext:value-type="float">
            <text:p>0.3776153548</text:p>
          </table:table-cell>
          <table:table-cell table:formula="of:=([.B10]+[.D10])/([.C10]+[.E10]+[.F10])" office:value-type="float" office:value="9.51974828525967" calcext:value-type="float">
            <text:p>9.5197482853</text:p>
          </table:table-cell>
          <table:table-cell table:formula="of:=([.B10]+[.D10])/(2*[.C10]+2*[.E10]+2*[.F10])" office:value-type="float" office:value="4.75987414262984" calcext:value-type="float">
            <text:p>4.7598741426</text:p>
          </table:table-cell>
          <table:table-cell table:formula="of:=([.B10]+[.D10])/([.B10]+(2*[.C10])+[.D10]+(2*[.E10])+(2*[.F10]))" office:value-type="float" office:value="0.826385095361924" calcext:value-type="float">
            <text:p>0.8263850954</text:p>
          </table:table-cell>
          <table:table-cell table:formula="of:=[.D10]/([.B10]+[.D10])" office:value-type="float" office:value="0.427912735554693" calcext:value-type="float">
            <text:p>0.4279127356</text:p>
          </table:table-cell>
          <table:table-cell table:formula="of:=([.E10]+(2*[.F10]))/(2*([.C10]+[.E10]+[.F10]))" office:value-type="float" office:value="0.138206152437243" calcext:value-type="float">
            <text:p>0.1382061524</text:p>
          </table:table-cell>
          <table:table-cell table:formula="of:=([.P10]*[.Q10])+((1-[.P10])*[.R10])" office:value-type="float" office:value="0.377615354753734" calcext:value-type="float">
            <text:p>0.3776153548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520569874041" calcext:value-type="float">
            <text:p>0.2995205699</text:p>
          </table:table-cell>
          <table:table-cell office:value-type="float" office:value="0.000403321750583857" calcext:value-type="float">
            <text:p>0.0004033218</text:p>
          </table:table-cell>
          <table:table-cell office:value-type="float" office:value="0.0000461002343356065" calcext:value-type="float">
            <text:p>4.61002343356065E-05</text:p>
          </table:table-cell>
          <table:table-cell office:value-type="float" office:value="0.000452649442683789" calcext:value-type="float">
            <text:p>0.0004526494</text:p>
          </table:table-cell>
          <table:table-cell office:value-type="float" office:value="0.0000250476547855832" calcext:value-type="float">
            <text:p>2.50476547855832E-05</text:p>
          </table:table-cell>
          <table:table-cell table:style-name="ce1" office:value-type="float" office:value="0.000000866514244987097" calcext:value-type="float">
            <text:p>8.67E-07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479430125959347" calcext:value-type="float">
            <text:p>0.0004794301</text:p>
          </table:table-cell>
          <table:table-cell table:formula="of:=([.J11]/[.I11])*100" office:value-type="float" office:value="0.159810041986449" calcext:value-type="float">
            <text:p>0.159810042</text:p>
          </table:table-cell>
          <table:table-cell/>
          <table:table-cell table:formula="of:=[.J11]/[.H11]" office:value-type="float" office:value="0.479430125959347" calcext:value-type="float">
            <text:p>0.479430126</text:p>
          </table:table-cell>
          <table:table-cell table:formula="of:=([.B11]+[.D11])/([.C11]+[.E11]+[.F11])" office:value-type="float" office:value="11.8861110174756" calcext:value-type="float">
            <text:p>11.8861110175</text:p>
          </table:table-cell>
          <table:table-cell table:formula="of:=([.B11]+[.D11])/(2*[.C11]+2*[.E11]+2*[.F11])" office:value-type="float" office:value="5.9430555087378" calcext:value-type="float">
            <text:p>5.9430555087</text:p>
          </table:table-cell>
          <table:table-cell table:formula="of:=([.B11]+[.D11])/([.B11]+(2*[.C11])+[.D11]+(2*[.E11])+(2*[.F11]))" office:value-type="float" office:value="0.855971193267646" calcext:value-type="float">
            <text:p>0.8559711933</text:p>
          </table:table-cell>
          <table:table-cell table:formula="of:=[.D11]/([.B11]+[.D11])" office:value-type="float" office:value="0.528813873929347" calcext:value-type="float">
            <text:p>0.5288138739</text:p>
          </table:table-cell>
          <table:table-cell table:formula="of:=([.E11]+(2*[.F11]))/(2*([.C11]+[.E11]+[.F11]))" office:value-type="float" office:value="0.185939770544121" calcext:value-type="float">
            <text:p>0.1859397705</text:p>
          </table:table-cell>
          <table:table-cell table:formula="of:=([.P11]*[.Q11])+((1-[.P11])*[.R11])" office:value-type="float" office:value="0.479430125959347" calcext:value-type="float">
            <text:p>0.479430126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390526714629" calcext:value-type="float">
            <text:p>0.4993905267</text:p>
          </table:table-cell>
          <table:table-cell office:value-type="float" office:value="0.000310916691317202" calcext:value-type="float">
            <text:p>0.0003109167</text:p>
          </table:table-cell>
          <table:table-cell office:value-type="float" office:value="0.0000273960481454928" calcext:value-type="float">
            <text:p>0.000027396</text:p>
          </table:table-cell>
          <table:table-cell office:value-type="float" office:value="0.000581792381854027" calcext:value-type="float">
            <text:p>0.0005817924</text:p>
          </table:table-cell>
          <table:table-cell office:value-type="float" office:value="0.0000248179270206845" calcext:value-type="float">
            <text:p>2.48179270206845E-05</text:p>
          </table:table-cell>
          <table:table-cell table:style-name="ce1" office:value-type="float" office:value="0.00000143148824820827" calcext:value-type="float">
            <text:p>1.43E-06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609473285371128" calcext:value-type="float">
            <text:p>0.0006094733</text:p>
          </table:table-cell>
          <table:table-cell table:formula="of:=([.J12]/[.I12])*100" office:value-type="float" office:value="0.121894657074226" calcext:value-type="float">
            <text:p>0.1218946571</text:p>
          </table:table-cell>
          <table:table-cell/>
          <table:table-cell table:formula="of:=[.J12]/[.H12]" office:value-type="float" office:value="0.609473285371128" calcext:value-type="float">
            <text:p>0.6094732854</text:p>
          </table:table-cell>
          <table:table-cell table:formula="of:=([.B12]+[.D12])/([.C12]+[.E12]+[.F12])" office:value-type="float" office:value="16.6409052388173" calcext:value-type="float">
            <text:p>16.6409052388</text:p>
          </table:table-cell>
          <table:table-cell table:formula="of:=([.B12]+[.D12])/(2*[.C12]+2*[.E12]+2*[.F12])" office:value-type="float" office:value="8.32045261940863" calcext:value-type="float">
            <text:p>8.3204526194</text:p>
          </table:table-cell>
          <table:table-cell table:formula="of:=([.B12]+[.D12])/([.B12]+(2*[.C12])+[.D12]+(2*[.E12])+(2*[.F12]))" office:value-type="float" office:value="0.892709073171229" calcext:value-type="float">
            <text:p>0.8927090732</text:p>
          </table:table-cell>
          <table:table-cell table:formula="of:=[.D12]/([.B12]+[.D12])" office:value-type="float" office:value="0.651715546910807" calcext:value-type="float">
            <text:p>0.6517155469</text:p>
          </table:table-cell>
          <table:table-cell table:formula="of:=([.E12]+(2*[.F12]))/(2*([.C12]+[.E12]+[.F12]))" office:value-type="float" office:value="0.257998549693562" calcext:value-type="float">
            <text:p>0.2579985497</text:p>
          </table:table-cell>
          <table:table-cell table:formula="of:=([.P12]*[.Q12])+((1-[.P12])*[.R12])" office:value-type="float" office:value="0.609473285371128" calcext:value-type="float">
            <text:p>0.6094732854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282869579914" calcext:value-type="float">
            <text:p>0.7992828696</text:p>
          </table:table-cell>
          <table:table-cell office:value-type="float" office:value="0.000230792252021017" calcext:value-type="float">
            <text:p>0.0002307923</text:p>
          </table:table-cell>
          <table:table-cell office:value-type="float" office:value="0.0000150953190222372" calcext:value-type="float">
            <text:p>1.50953190222372E-05</text:p>
          </table:table-cell>
          <table:table-cell office:value-type="float" office:value="0.000691202695640219" calcext:value-type="float">
            <text:p>0.0006912027</text:p>
          </table:table-cell>
          <table:table-cell office:value-type="float" office:value="0.0000218866898482468" calcext:value-type="float">
            <text:p>2.18866898482468E-05</text:p>
          </table:table-cell>
          <table:table-cell table:style-name="ce1" office:value-type="float" office:value="0.00000202051729889767" calcext:value-type="float">
            <text:p>2.02E-06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717130420086261" calcext:value-type="float">
            <text:p>0.0007171304</text:p>
          </table:table-cell>
          <table:table-cell table:formula="of:=([.J13]/[.I13])*100" office:value-type="float" office:value="0.0896413025107827" calcext:value-type="float">
            <text:p>0.0896413025</text:p>
          </table:table-cell>
          <table:table-cell/>
          <table:table-cell table:formula="of:=[.J13]/[.H13]" office:value-type="float" office:value="0.717130420086261" calcext:value-type="float">
            <text:p>0.7171304201</text:p>
          </table:table-cell>
          <table:table-cell table:formula="of:=([.B13]+[.D13])/([.C13]+[.E13]+[.F13])" office:value-type="float" office:value="23.6393648877296" calcext:value-type="float">
            <text:p>23.6393648877</text:p>
          </table:table-cell>
          <table:table-cell table:formula="of:=([.B13]+[.D13])/(2*[.C13]+2*[.E13]+2*[.F13])" office:value-type="float" office:value="11.8196824438648" calcext:value-type="float">
            <text:p>11.8196824439</text:p>
          </table:table-cell>
          <table:table-cell table:formula="of:=([.B13]+[.D13])/([.B13]+(2*[.C13])+[.D13]+(2*[.E13])+(2*[.F13]))" office:value-type="float" office:value="0.921994947661237" calcext:value-type="float">
            <text:p>0.9219949477</text:p>
          </table:table-cell>
          <table:table-cell table:formula="of:=[.D13]/([.B13]+[.D13])" office:value-type="float" office:value="0.749681652153894" calcext:value-type="float">
            <text:p>0.7496816522</text:p>
          </table:table-cell>
          <table:table-cell table:formula="of:=([.E13]+(2*[.F13]))/(2*([.C13]+[.E13]+[.F13]))" office:value-type="float" office:value="0.332385193890291" calcext:value-type="float">
            <text:p>0.3323851939</text:p>
          </table:table-cell>
          <table:table-cell table:formula="of:=([.P13]*[.Q13])+((1-[.P13])*[.R13])" office:value-type="float" office:value="0.717130420086261" calcext:value-type="float">
            <text:p>0.7171304201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238652083794" calcext:value-type="float">
            <text:p>0.9992386521</text:p>
          </table:table-cell>
          <table:table-cell office:value-type="float" office:value="0.000196802951427803" calcext:value-type="float">
            <text:p>0.000196803</text:p>
          </table:table-cell>
          <table:table-cell office:value-type="float" office:value="0.0000109764792391427" calcext:value-type="float">
            <text:p>1.09764792391427E-05</text:p>
          </table:table-cell>
          <table:table-cell office:value-type="float" office:value="0.00073685922531788" calcext:value-type="float">
            <text:p>0.0007368592</text:p>
          </table:table-cell>
          <table:table-cell office:value-type="float" office:value="0.0000198961738876577" calcext:value-type="float">
            <text:p>1.98961738876577E-05</text:p>
          </table:table-cell>
          <table:table-cell table:style-name="ce1" office:value-type="float" office:value="0.00000229625850035827" calcext:value-type="float">
            <text:p>2.30E-06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761347916206254" calcext:value-type="float">
            <text:p>0.0007613479</text:p>
          </table:table-cell>
          <table:table-cell table:formula="of:=([.J14]/[.I14])*100" office:value-type="float" office:value="0.0761347916206254" calcext:value-type="float">
            <text:p>0.0761347916</text:p>
          </table:table-cell>
          <table:table-cell/>
          <table:table-cell table:formula="of:=[.J14]/[.H14]" office:value-type="float" office:value="0.761347916206254" calcext:value-type="float">
            <text:p>0.7613479162</text:p>
          </table:table-cell>
          <table:table-cell table:formula="of:=([.B14]+[.D14])/([.C14]+[.E14]+[.F14])" office:value-type="float" office:value="28.1487130853338" calcext:value-type="float">
            <text:p>28.1487130853</text:p>
          </table:table-cell>
          <table:table-cell table:formula="of:=([.B14]+[.D14])/(2*[.C14]+2*[.E14]+2*[.F14])" office:value-type="float" office:value="14.0743565426669" calcext:value-type="float">
            <text:p>14.0743565427</text:p>
          </table:table-cell>
          <table:table-cell table:formula="of:=([.B14]+[.D14])/([.B14]+(2*[.C14])+[.D14]+(2*[.E14])+(2*[.F14]))" office:value-type="float" office:value="0.933662176745683" calcext:value-type="float">
            <text:p>0.9336621767</text:p>
          </table:table-cell>
          <table:table-cell table:formula="of:=[.D14]/([.B14]+[.D14])" office:value-type="float" office:value="0.789213961613217" calcext:value-type="float">
            <text:p>0.7892139616</text:p>
          </table:table-cell>
          <table:table-cell table:formula="of:=([.E14]+(2*[.F14]))/(2*([.C14]+[.E14]+[.F14]))" office:value-type="float" office:value="0.369151257714512" calcext:value-type="float">
            <text:p>0.3691512577</text:p>
          </table:table-cell>
          <table:table-cell table:formula="of:=([.P14]*[.Q14])+((1-[.P14])*[.R14])" office:value-type="float" office:value="0.761347916206254" calcext:value-type="float">
            <text:p>0.7613479162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13350873" calcext:value-type="float">
            <text:p>1.9991335087</text:p>
          </table:table-cell>
          <table:table-cell office:value-type="float" office:value="0.000113108912590477" calcext:value-type="float">
            <text:p>0.0001131089</text:p>
          </table:table-cell>
          <table:table-cell table:style-name="ce1" office:value-type="float" office:value="0.0000036257136388334" calcext:value-type="float">
            <text:p>3.63E-06</text:p>
          </table:table-cell>
          <table:table-cell office:value-type="float" office:value="0.000847270955406746" calcext:value-type="float">
            <text:p>0.000847271</text:p>
          </table:table-cell>
          <table:table-cell office:value-type="float" office:value="0.0000131483901300105" calcext:value-type="float">
            <text:p>1.31483901300105E-05</text:p>
          </table:table-cell>
          <table:table-cell table:style-name="ce1" office:value-type="float" office:value="0.00000303596223254464" calcext:value-type="float">
            <text:p>3.04E-06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866491270001846" calcext:value-type="float">
            <text:p>0.0008664913</text:p>
          </table:table-cell>
          <table:table-cell table:formula="of:=([.J15]/[.I15])*100" office:value-type="float" office:value="0.0433245635000923" calcext:value-type="float">
            <text:p>0.0433245635</text:p>
          </table:table-cell>
          <table:table-cell/>
          <table:table-cell table:formula="of:=[.J15]/[.H15]" office:value-type="float" office:value="0.866491270001846" calcext:value-type="float">
            <text:p>0.86649127</text:p>
          </table:table-cell>
          <table:table-cell table:formula="of:=([.B15]+[.D15])/([.C15]+[.E15]+[.F15])" office:value-type="float" office:value="48.4793875966848" calcext:value-type="float">
            <text:p>48.4793875967</text:p>
          </table:table-cell>
          <table:table-cell table:formula="of:=([.B15]+[.D15])/(2*[.C15]+2*[.E15]+2*[.F15])" office:value-type="float" office:value="24.2396937983424" calcext:value-type="float">
            <text:p>24.2396937983</text:p>
          </table:table-cell>
          <table:table-cell table:formula="of:=([.B15]+[.D15])/([.B15]+(2*[.C15])+[.D15]+(2*[.E15])+(2*[.F15]))" office:value-type="float" office:value="0.960379867997223" calcext:value-type="float">
            <text:p>0.960379868</text:p>
          </table:table-cell>
          <table:table-cell table:formula="of:=[.D15]/([.B15]+[.D15])" office:value-type="float" office:value="0.882224819199558" calcext:value-type="float">
            <text:p>0.8822248192</text:p>
          </table:table-cell>
          <table:table-cell table:formula="of:=([.E15]+(2*[.F15]))/(2*([.C15]+[.E15]+[.F15]))" office:value-type="float" office:value="0.48511485508813" calcext:value-type="float">
            <text:p>0.4851148551</text:p>
          </table:table-cell>
          <table:table-cell table:formula="of:=([.P15]*[.Q15])+((1-[.P15])*[.R15])" office:value-type="float" office:value="0.866491270001846" calcext:value-type="float">
            <text:p>0.86649127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09254816021" calcext:value-type="float">
            <text:p>2.9990925482</text:p>
          </table:table-cell>
          <table:table-cell office:value-type="float" office:value="0.0000792912122018112" calcext:value-type="float">
            <text:p>7.92912122018112E-05</text:p>
          </table:table-cell>
          <table:table-cell table:style-name="ce1" office:value-type="float" office:value="0.00000178176310061141" calcext:value-type="float">
            <text:p>1.78E-06</text:p>
          </table:table-cell>
          <table:table-cell office:value-type="float" office:value="0.000891042908632959" calcext:value-type="float">
            <text:p>0.0008910429</text:p>
          </table:table-cell>
          <table:table-cell table:style-name="ce1" office:value-type="float" office:value="0.00000969342180186175" calcext:value-type="float">
            <text:p>9.69E-06</text:p>
          </table:table-cell>
          <table:table-cell table:style-name="ce1" office:value-type="float" office:value="0.00000335775468014185" calcext:value-type="float">
            <text:p>3.36E-06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907451839795104" calcext:value-type="float">
            <text:p>0.0009074518</text:p>
          </table:table-cell>
          <table:table-cell table:formula="of:=([.J16]/[.I16])*100" office:value-type="float" office:value="0.0302483946598368" calcext:value-type="float">
            <text:p>0.0302483947</text:p>
          </table:table-cell>
          <table:table-cell/>
          <table:table-cell table:formula="of:=[.J16]/[.H16]" office:value-type="float" office:value="0.907451839795104" calcext:value-type="float">
            <text:p>0.9074518398</text:p>
          </table:table-cell>
          <table:table-cell table:formula="of:=([.B16]+[.D16])/([.C16]+[.E16]+[.F16])" office:value-type="float" office:value="65.4175199346226" calcext:value-type="float">
            <text:p>65.4175199346</text:p>
          </table:table-cell>
          <table:table-cell table:formula="of:=([.B16]+[.D16])/(2*[.C16]+2*[.E16]+2*[.F16])" office:value-type="float" office:value="32.7087599673113" calcext:value-type="float">
            <text:p>32.7087599673</text:p>
          </table:table-cell>
          <table:table-cell table:formula="of:=([.B16]+[.D16])/([.B16]+(2*[.C16])+[.D16]+(2*[.E16])+(2*[.F16]))" office:value-type="float" office:value="0.97033412083477" calcext:value-type="float">
            <text:p>0.9703341208</text:p>
          </table:table-cell>
          <table:table-cell table:formula="of:=[.D16]/([.B16]+[.D16])" office:value-type="float" office:value="0.918284629490718" calcext:value-type="float">
            <text:p>0.9182846295</text:p>
          </table:table-cell>
          <table:table-cell table:formula="of:=([.E16]+(2*[.F16]))/(2*([.C16]+[.E16]+[.F16]))" office:value-type="float" office:value="0.553124721864895" calcext:value-type="float">
            <text:p>0.5531247219</text:p>
          </table:table-cell>
          <table:table-cell table:formula="of:=([.P16]*[.Q16])+((1-[.P16])*[.R16])" office:value-type="float" office:value="0.907451839795104" calcext:value-type="float">
            <text:p>0.9074518398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05731555771" calcext:value-type="float">
            <text:p>4.9990573156</text:p>
          </table:table-cell>
          <table:table-cell office:value-type="float" office:value="0.0000495989646772741" calcext:value-type="float">
            <text:p>0.000049599</text:p>
          </table:table-cell>
          <table:table-cell table:style-name="ce1" office:value-type="float" office:value="0.00000069718023798609" calcext:value-type="float">
            <text:p>6.97E-07</text:p>
          </table:table-cell>
          <table:table-cell office:value-type="float" office:value="0.000929061407850916" calcext:value-type="float">
            <text:p>0.0009290614</text:p>
          </table:table-cell>
          <table:table-cell table:style-name="ce1" office:value-type="float" office:value="0.00000632223255970547" calcext:value-type="float">
            <text:p>6.32E-06</text:p>
          </table:table-cell>
          <table:table-cell table:style-name="ce1" office:value-type="float" office:value="0.0000036504009382132" calcext:value-type="float">
            <text:p>3.65E-06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942684442287048" calcext:value-type="float">
            <text:p>0.0009426844</text:p>
          </table:table-cell>
          <table:table-cell table:formula="of:=([.J17]/[.I17])*100" office:value-type="float" office:value="0.018853688845741" calcext:value-type="float">
            <text:p>0.0188536888</text:p>
          </table:table-cell>
          <table:table-cell/>
          <table:table-cell table:formula="of:=[.J17]/[.H17]" office:value-type="float" office:value="0.942684442287048" calcext:value-type="float">
            <text:p>0.9426844423</text:p>
          </table:table-cell>
          <table:table-cell table:formula="of:=([.B17]+[.D17])/([.C17]+[.E17]+[.F17])" office:value-type="float" office:value="91.722348370049" calcext:value-type="float">
            <text:p>91.72234837</text:p>
          </table:table-cell>
          <table:table-cell table:formula="of:=([.B17]+[.D17])/(2*[.C17]+2*[.E17]+2*[.F17])" office:value-type="float" office:value="45.8611741850245" calcext:value-type="float">
            <text:p>45.861174185</text:p>
          </table:table-cell>
          <table:table-cell table:formula="of:=([.B17]+[.D17])/([.B17]+(2*[.C17])+[.D17]+(2*[.E17])+(2*[.F17]))" office:value-type="float" office:value="0.978660372528191" calcext:value-type="float">
            <text:p>0.9786603725</text:p>
          </table:table-cell>
          <table:table-cell table:formula="of:=[.D17]/([.B17]+[.D17])" office:value-type="float" office:value="0.949319533037652" calcext:value-type="float">
            <text:p>0.949319533</text:p>
          </table:table-cell>
          <table:table-cell table:formula="of:=([.E17]+(2*[.F17]))/(2*([.C17]+[.E17]+[.F17]))" office:value-type="float" office:value="0.638391389640162" calcext:value-type="float">
            <text:p>0.6383913896</text:p>
          </table:table-cell>
          <table:table-cell table:formula="of:=([.P17]*[.Q17])+((1-[.P17])*[.R17])" office:value-type="float" office:value="0.942684442287048" calcext:value-type="float">
            <text:p>0.9426844423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03647097774" calcext:value-type="float">
            <text:p>7.999036471</text:p>
          </table:table-cell>
          <table:table-cell office:value-type="float" office:value="0.0000317532747597178" calcext:value-type="float">
            <text:p>3.17532747597178E-05</text:p>
          </table:table-cell>
          <table:table-cell table:style-name="ce1" office:value-type="float" office:value="0.000000285743847787555" calcext:value-type="float">
            <text:p>2.86E-07</text:p>
          </table:table-cell>
          <table:table-cell office:value-type="float" office:value="0.00095172152397622" calcext:value-type="float">
            <text:p>0.0009517215</text:p>
          </table:table-cell>
          <table:table-cell table:style-name="ce1" office:value-type="float" office:value="0.00000414621528409564" calcext:value-type="float">
            <text:p>4.15E-06</text:p>
          </table:table-cell>
          <table:table-cell table:style-name="ce1" office:value-type="float" office:value="0.00000383064150014774" calcext:value-type="float">
            <text:p>3.83E-06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963529022260611" calcext:value-type="float">
            <text:p>0.000963529</text:p>
          </table:table-cell>
          <table:table-cell table:formula="of:=([.J18]/[.I18])*100" office:value-type="float" office:value="0.0120441127782576" calcext:value-type="float">
            <text:p>0.0120441128</text:p>
          </table:table-cell>
          <table:table-cell/>
          <table:table-cell table:formula="of:=[.J18]/[.H18]" office:value-type="float" office:value="0.963529022260611" calcext:value-type="float">
            <text:p>0.9635290223</text:p>
          </table:table-cell>
          <table:table-cell table:formula="of:=([.B18]+[.D18])/([.C18]+[.E18]+[.F18])" office:value-type="float" office:value="119.027270291073" calcext:value-type="float">
            <text:p>119.0272702911</text:p>
          </table:table-cell>
          <table:table-cell table:formula="of:=([.B18]+[.D18])/(2*[.C18]+2*[.E18]+2*[.F18])" office:value-type="float" office:value="59.5136351455366" calcext:value-type="float">
            <text:p>59.5136351455</text:p>
          </table:table-cell>
          <table:table-cell table:formula="of:=([.B18]+[.D18])/([.B18]+(2*[.C18])+[.D18]+(2*[.E18])+(2*[.F18]))" office:value-type="float" office:value="0.983474798735938" calcext:value-type="float">
            <text:p>0.9834747987</text:p>
          </table:table-cell>
          <table:table-cell table:formula="of:=[.D18]/([.B18]+[.D18])" office:value-type="float" office:value="0.967713179025502" calcext:value-type="float">
            <text:p>0.967713179</text:p>
          </table:table-cell>
          <table:table-cell table:formula="of:=([.E18]+(2*[.F18]))/(2*([.C18]+[.E18]+[.F18]))" office:value-type="float" office:value="0.714514643163193" calcext:value-type="float">
            <text:p>0.7145146432</text:p>
          </table:table-cell>
          <table:table-cell table:formula="of:=([.P18]*[.Q18])+((1-[.P18])*[.R18])" office:value-type="float" office:value="0.963529022260611" calcext:value-type="float">
            <text:p>0.9635290223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02935234952" calcext:value-type="float">
            <text:p>9.9990293523</text:p>
          </table:table-cell>
          <table:table-cell office:value-type="float" office:value="0.0000256093587939762" calcext:value-type="float">
            <text:p>2.56093587939762E-05</text:p>
          </table:table-cell>
          <table:table-cell table:style-name="ce1" office:value-type="float" office:value="0.000000185864845671462" calcext:value-type="float">
            <text:p>1.86E-07</text:p>
          </table:table-cell>
          <table:table-cell office:value-type="float" office:value="0.000959489532343494" calcext:value-type="float">
            <text:p>0.0009594895</text:p>
          </table:table-cell>
          <table:table-cell table:style-name="ce1" office:value-type="float" office:value="0.00000337126103805409" calcext:value-type="float">
            <text:p>3.37E-06</text:p>
          </table:table-cell>
          <table:table-cell table:style-name="ce1" office:value-type="float" office:value="0.00000389342854753952" calcext:value-type="float">
            <text:p>3.89E-06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970647650476627" calcext:value-type="float">
            <text:p>0.0009706477</text:p>
          </table:table-cell>
          <table:table-cell table:formula="of:=([.J19]/[.I19])*100" office:value-type="float" office:value="0.00970647650476627" calcext:value-type="float">
            <text:p>0.0097064765</text:p>
          </table:table-cell>
          <table:table-cell/>
          <table:table-cell table:formula="of:=[.J19]/[.H19]" office:value-type="float" office:value="0.970647650476627" calcext:value-type="float">
            <text:p>0.9706476505</text:p>
          </table:table-cell>
          <table:table-cell table:formula="of:=([.B19]+[.D19])/([.C19]+[.E19]+[.F19])" office:value-type="float" office:value="132.21819936026" calcext:value-type="float">
            <text:p>132.2181993603</text:p>
          </table:table-cell>
          <table:table-cell table:formula="of:=([.B19]+[.D19])/(2*[.C19]+2*[.E19]+2*[.F19])" office:value-type="float" office:value="66.1090996801298" calcext:value-type="float">
            <text:p>66.1090996801</text:p>
          </table:table-cell>
          <table:table-cell table:formula="of:=([.B19]+[.D19])/([.B19]+(2*[.C19])+[.D19]+(2*[.E19])+(2*[.F19]))" office:value-type="float" office:value="0.98509889113747" calcext:value-type="float">
            <text:p>0.9850988911</text:p>
          </table:table-cell>
          <table:table-cell table:formula="of:=[.D19]/([.B19]+[.D19])" office:value-type="float" office:value="0.974003260967632" calcext:value-type="float">
            <text:p>0.974003261</text:p>
          </table:table-cell>
          <table:table-cell table:formula="of:=([.E19]+(2*[.F19]))/(2*([.C19]+[.E19]+[.F19]))" office:value-type="float" office:value="0.748811262039094" calcext:value-type="float">
            <text:p>0.748811262</text:p>
          </table:table-cell>
          <table:table-cell table:formula="of:=([.P19]*[.Q19])+((1-[.P19])*[.R19])" office:value-type="float" office:value="0.970647650476627" calcext:value-type="float">
            <text:p>0.9706476505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81921060954156" calcext:value-type="float">
            <text:p>0.0098192106</text:p>
          </table:table-cell>
          <table:table-cell office:value-type="float" office:value="0.00336067644652559" calcext:value-type="float">
            <text:p>0.0033606764</text:p>
          </table:table-cell>
          <table:table-cell office:value-type="float" office:value="0.0032007610269109" calcext:value-type="float">
            <text:p>0.003200761</text:p>
          </table:table-cell>
          <table:table-cell office:value-type="float" office:value="0.000123647964251645" calcext:value-type="float">
            <text:p>0.000123648</text:p>
          </table:table-cell>
          <table:table-cell office:value-type="float" office:value="0.0000570121091941679" calcext:value-type="float">
            <text:p>5.70121091941679E-05</text:p>
          </table:table-cell>
          <table:table-cell table:style-name="ce1" office:value-type="float" office:value="0.0000000646585063129832" calcext:value-type="float">
            <text:p>6.47E-08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180789390458439" calcext:value-type="float">
            <text:p>0.0001807894</text:p>
          </table:table-cell>
          <table:table-cell table:formula="of:=([.J22]/[.I22])*100" office:value-type="float" office:value="1.80789390458439" calcext:value-type="float">
            <text:p>1.8078939046</text:p>
          </table:table-cell>
          <table:table-cell/>
          <table:table-cell table:formula="of:=[.J22]/[.H22]" office:value-type="float" office:value="0.0180789390458439" calcext:value-type="float">
            <text:p>0.018078939</text:p>
          </table:table-cell>
          <table:table-cell table:formula="of:=([.B22]+[.D22])/([.C22]+[.E22]+[.F22])" office:value-type="float" office:value="1.06952053185105" calcext:value-type="float">
            <text:p>1.0695205319</text:p>
          </table:table-cell>
          <table:table-cell table:formula="of:=([.B22]+[.D22])/(2*[.C22]+2*[.E22]+2*[.F22])" office:value-type="float" office:value="0.534760265925527" calcext:value-type="float">
            <text:p>0.5347602659</text:p>
          </table:table-cell>
          <table:table-cell table:formula="of:=([.B22]+[.D22])/([.B22]+(2*[.C22])+[.D22]+(2*[.E22])+(2*[.F22]))" office:value-type="float" office:value="0.348432441077723" calcext:value-type="float">
            <text:p>0.3484324411</text:p>
          </table:table-cell>
          <table:table-cell table:formula="of:=[.D22]/([.B22]+[.D22])" office:value-type="float" office:value="0.0354869264954762" calcext:value-type="float">
            <text:p>0.0354869265</text:p>
          </table:table-cell>
          <table:table-cell table:formula="of:=([.E22]+(2*[.F22]))/(2*([.C22]+[.E22]+[.F22]))" office:value-type="float" office:value="0.00876983904805029" calcext:value-type="float">
            <text:p>0.008769839</text:p>
          </table:table-cell>
          <table:table-cell table:formula="of:=([.P22]*[.Q22])+((1-[.P22])*[.R22])" office:value-type="float" office:value="0.0180789390458439" calcext:value-type="float">
            <text:p>0.018078939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6447893433148" calcext:value-type="float">
            <text:p>0.0196447893</text:p>
          </table:table-cell>
          <table:table-cell office:value-type="float" office:value="0.00331295069739861" calcext:value-type="float">
            <text:p>0.0033129507</text:p>
          </table:table-cell>
          <table:table-cell office:value-type="float" office:value="0.00311049703444984" calcext:value-type="float">
            <text:p>0.003110497</text:p>
          </table:table-cell>
          <table:table-cell office:value-type="float" office:value="0.000243863072926273" calcext:value-type="float">
            <text:p>0.0002438631</text:p>
          </table:table-cell>
          <table:table-cell office:value-type="float" office:value="0.000110844577016518" calcext:value-type="float">
            <text:p>0.0001108446</text:p>
          </table:table-cell>
          <table:table-cell table:style-name="ce1" office:value-type="float" office:value="0.000000251503371196576" calcext:value-type="float">
            <text:p>2.52E-07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355210656685184" calcext:value-type="float">
            <text:p>0.0003552107</text:p>
          </table:table-cell>
          <table:table-cell table:formula="of:=([.J23]/[.I23])*100" office:value-type="float" office:value="1.77605328342592" calcext:value-type="float">
            <text:p>1.7760532834</text:p>
          </table:table-cell>
          <table:table-cell/>
          <table:table-cell table:formula="of:=[.J23]/[.H23]" office:value-type="float" office:value="0.0355210656685184" calcext:value-type="float">
            <text:p>0.0355210657</text:p>
          </table:table-cell>
          <table:table-cell table:formula="of:=([.B23]+[.D23])/([.C23]+[.E23]+[.F23])" office:value-type="float" office:value="1.10405431211763" calcext:value-type="float">
            <text:p>1.1040543121</text:p>
          </table:table-cell>
          <table:table-cell table:formula="of:=([.B23]+[.D23])/(2*[.C23]+2*[.E23]+2*[.F23])" office:value-type="float" office:value="0.552027156058817" calcext:value-type="float">
            <text:p>0.5520271561</text:p>
          </table:table-cell>
          <table:table-cell table:formula="of:=([.B23]+[.D23])/([.B23]+(2*[.C23])+[.D23]+(2*[.E23])+(2*[.F23]))" office:value-type="float" office:value="0.355681377032488" calcext:value-type="float">
            <text:p>0.355681377</text:p>
          </table:table-cell>
          <table:table-cell table:formula="of:=[.D23]/([.B23]+[.D23])" office:value-type="float" office:value="0.0685622269461688" calcext:value-type="float">
            <text:p>0.0685622269</text:p>
          </table:table-cell>
          <table:table-cell table:formula="of:=([.E23]+(2*[.F23]))/(2*([.C23]+[.E23]+[.F23]))" office:value-type="float" office:value="0.0172814473755363" calcext:value-type="float">
            <text:p>0.0172814474</text:p>
          </table:table-cell>
          <table:table-cell table:formula="of:=([.P23]*[.Q23])+((1-[.P23])*[.R23])" office:value-type="float" office:value="0.0355210656685184" calcext:value-type="float">
            <text:p>0.0355210657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4764125827867" calcext:value-type="float">
            <text:p>0.0294764126</text:p>
          </table:table-cell>
          <table:table-cell office:value-type="float" office:value="0.00326659501028273" calcext:value-type="float">
            <text:p>0.003266595</text:p>
          </table:table-cell>
          <table:table-cell office:value-type="float" office:value="0.00302406021520522" calcext:value-type="float">
            <text:p>0.0030240602</text:p>
          </table:table-cell>
          <table:table-cell office:value-type="float" office:value="0.000360789270983082" calcext:value-type="float">
            <text:p>0.0003607893</text:p>
          </table:table-cell>
          <table:table-cell office:value-type="float" office:value="0.000161697142093544" calcext:value-type="float">
            <text:p>0.0001616971</text:p>
          </table:table-cell>
          <table:table-cell table:style-name="ce1" office:value-type="float" office:value="0.000000550502068324685" calcext:value-type="float">
            <text:p>5.51E-07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523587417213275" calcext:value-type="float">
            <text:p>0.0005235874</text:p>
          </table:table-cell>
          <table:table-cell table:formula="of:=([.J24]/[.I24])*100" office:value-type="float" office:value="1.74529139071092" calcext:value-type="float">
            <text:p>1.7452913907</text:p>
          </table:table-cell>
          <table:table-cell/>
          <table:table-cell table:formula="of:=[.J24]/[.H24]" office:value-type="float" office:value="0.0523587417213275" calcext:value-type="float">
            <text:p>0.0523587417</text:p>
          </table:table-cell>
          <table:table-cell table:formula="of:=([.B24]+[.D24])/([.C24]+[.E24]+[.F24])" office:value-type="float" office:value="1.13842868968297" calcext:value-type="float">
            <text:p>1.1384286897</text:p>
          </table:table-cell>
          <table:table-cell table:formula="of:=([.B24]+[.D24])/(2*[.C24]+2*[.E24]+2*[.F24])" office:value-type="float" office:value="0.569214344841483" calcext:value-type="float">
            <text:p>0.5692143448</text:p>
          </table:table-cell>
          <table:table-cell table:formula="of:=([.B24]+[.D24])/([.B24]+(2*[.C24])+[.D24]+(2*[.E24])+(2*[.F24]))" office:value-type="float" office:value="0.362738428126581" calcext:value-type="float">
            <text:p>0.3627384281</text:p>
          </table:table-cell>
          <table:table-cell table:formula="of:=[.D24]/([.B24]+[.D24])" office:value-type="float" office:value="0.0994626549071278" calcext:value-type="float">
            <text:p>0.0994626549</text:p>
          </table:table-cell>
          <table:table-cell table:formula="of:=([.E24]+(2*[.F24]))/(2*([.C24]+[.E24]+[.F24]))" office:value-type="float" office:value="0.0255465186378021" calcext:value-type="float">
            <text:p>0.0255465186</text:p>
          </table:table-cell>
          <table:table-cell table:formula="of:=([.P24]*[.Q24])+((1-[.P24])*[.R24])" office:value-type="float" office:value="0.0523587417213275" calcext:value-type="float">
            <text:p>0.0523587417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1566015953946" calcext:value-type="float">
            <text:p>0.0491566016</text:p>
          </table:table-cell>
          <table:table-cell office:value-type="float" office:value="0.00317776351692392" calcext:value-type="float">
            <text:p>0.0031777635</text:p>
          </table:table-cell>
          <table:table-cell office:value-type="float" office:value="0.00286182448675422" calcext:value-type="float">
            <text:p>0.0028618245</text:p>
          </table:table-cell>
          <table:table-cell office:value-type="float" office:value="0.000585311582706286" calcext:value-type="float">
            <text:p>0.0005853116</text:p>
          </table:table-cell>
          <table:table-cell office:value-type="float" office:value="0.000255189104962218" calcext:value-type="float">
            <text:p>0.0002551891</text:p>
          </table:table-cell>
          <table:table-cell table:style-name="ce1" office:value-type="float" office:value="0.00000144885846845506" calcext:value-type="float">
            <text:p>1.45E-06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843398404605414" calcext:value-type="float">
            <text:p>0.0008433984</text:p>
          </table:table-cell>
          <table:table-cell table:formula="of:=([.J25]/[.I25])*100" office:value-type="float" office:value="1.68679680921083" calcext:value-type="float">
            <text:p>1.6867968092</text:p>
          </table:table-cell>
          <table:table-cell/>
          <table:table-cell table:formula="of:=[.J25]/[.H25]" office:value-type="float" office:value="0.0843398404605414" calcext:value-type="float">
            <text:p>0.0843398405</text:p>
          </table:table-cell>
          <table:table-cell table:formula="of:=([.B25]+[.D25])/([.C25]+[.E25]+[.F25])" office:value-type="float" office:value="1.20670848526879" calcext:value-type="float">
            <text:p>1.2067084853</text:p>
          </table:table-cell>
          <table:table-cell table:formula="of:=([.B25]+[.D25])/(2*[.C25]+2*[.E25]+2*[.F25])" office:value-type="float" office:value="0.603354242634393" calcext:value-type="float">
            <text:p>0.6033542426</text:p>
          </table:table-cell>
          <table:table-cell table:formula="of:=([.B25]+[.D25])/([.B25]+(2*[.C25])+[.D25]+(2*[.E25])+(2*[.F25]))" office:value-type="float" office:value="0.376307509963021" calcext:value-type="float">
            <text:p>0.37630751</text:p>
          </table:table-cell>
          <table:table-cell table:formula="of:=[.D25]/([.B25]+[.D25])" office:value-type="float" office:value="0.155540765785887" calcext:value-type="float">
            <text:p>0.1555407658</text:p>
          </table:table-cell>
          <table:table-cell table:formula="of:=([.E25]+(2*[.F25]))/(2*([.C25]+[.E25]+[.F25]))" office:value-type="float" office:value="0.0413804600859994" calcext:value-type="float">
            <text:p>0.0413804601</text:p>
          </table:table-cell>
          <table:table-cell table:formula="of:=([.P25]*[.Q25])+((1-[.P25])*[.R25])" office:value-type="float" office:value="0.0843398404605414" calcext:value-type="float">
            <text:p>0.0843398405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87152538450119" calcext:value-type="float">
            <text:p>0.0787152538</text:p>
          </table:table-cell>
          <table:table-cell office:value-type="float" office:value="0.00305343295473227" calcext:value-type="float">
            <text:p>0.003053433</text:p>
          </table:table-cell>
          <table:table-cell office:value-type="float" office:value="0.00264226652608336" calcext:value-type="float">
            <text:p>0.0026422665</text:p>
          </table:table-cell>
          <table:table-cell office:value-type="float" office:value="0.00090059800773889" calcext:value-type="float">
            <text:p>0.000900598</text:p>
          </table:table-cell>
          <table:table-cell office:value-type="float" office:value="0.000377287838112869" calcext:value-type="float">
            <text:p>0.0003772878</text:p>
          </table:table-cell>
          <table:table-cell table:style-name="ce1" office:value-type="float" office:value="0.00000343015456818922" calcext:value-type="float">
            <text:p>3.43E-06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128474615498814" calcext:value-type="float">
            <text:p>0.0012847462</text:p>
          </table:table-cell>
          <table:table-cell table:formula="of:=([.J26]/[.I26])*100" office:value-type="float" office:value="1.60593269373517" calcext:value-type="float">
            <text:p>1.6059326937</text:p>
          </table:table-cell>
          <table:table-cell/>
          <table:table-cell table:formula="of:=[.J26]/[.H26]" office:value-type="float" office:value="0.128474615498814" calcext:value-type="float">
            <text:p>0.1284746155</text:p>
          </table:table-cell>
          <table:table-cell table:formula="of:=([.B26]+[.D26])/([.C26]+[.E26]+[.F26])" office:value-type="float" office:value="1.30798915374111" calcext:value-type="float">
            <text:p>1.3079891537</text:p>
          </table:table-cell>
          <table:table-cell table:formula="of:=([.B26]+[.D26])/(2*[.C26]+2*[.E26]+2*[.F26])" office:value-type="float" office:value="0.653994576870556" calcext:value-type="float">
            <text:p>0.6539945769</text:p>
          </table:table-cell>
          <table:table-cell table:formula="of:=([.B26]+[.D26])/([.B26]+(2*[.C26])+[.D26]+(2*[.E26])+(2*[.F26]))" office:value-type="float" office:value="0.395403096247116" calcext:value-type="float">
            <text:p>0.3954030962</text:p>
          </table:table-cell>
          <table:table-cell table:formula="of:=[.D26]/([.B26]+[.D26])" office:value-type="float" office:value="0.227767060067745" calcext:value-type="float">
            <text:p>0.2277670601</text:p>
          </table:table-cell>
          <table:table-cell table:formula="of:=([.E26]+(2*[.F26]))/(2*([.C26]+[.E26]+[.F26]))" office:value-type="float" office:value="0.0635378952265127" calcext:value-type="float">
            <text:p>0.0635378952</text:p>
          </table:table-cell>
          <table:table-cell table:formula="of:=([.P26]*[.Q26])+((1-[.P26])*[.R26])" office:value-type="float" office:value="0.128474615498814" calcext:value-type="float">
            <text:p>0.1284746155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84438695016573" calcext:value-type="float">
            <text:p>0.0984438695</text:p>
          </table:table-cell>
          <table:table-cell office:value-type="float" office:value="0.0029759447640657" calcext:value-type="float">
            <text:p>0.0029759448</text:p>
          </table:table-cell>
          <table:table-cell office:value-type="float" office:value="0.00250986046746743" calcext:value-type="float">
            <text:p>0.0025098605</text:p>
          </table:table-cell>
          <table:table-cell office:value-type="float" office:value="0.00109773430193785" calcext:value-type="float">
            <text:p>0.0010977343</text:p>
          </table:table-cell>
          <table:table-cell office:value-type="float" office:value="0.000448203802656693" calcext:value-type="float">
            <text:p>0.0004482038</text:p>
          </table:table-cell>
          <table:table-cell table:style-name="ce1" office:value-type="float" office:value="0.00000509619687410087" calcext:value-type="float">
            <text:p>5.10E-06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155613049834274" calcext:value-type="float">
            <text:p>0.0015561305</text:p>
          </table:table-cell>
          <table:table-cell table:formula="of:=([.J27]/[.I27])*100" office:value-type="float" office:value="1.55613049834274" calcext:value-type="float">
            <text:p>1.5561304983</text:p>
          </table:table-cell>
          <table:table-cell/>
          <table:table-cell table:formula="of:=[.J27]/[.H27]" office:value-type="float" office:value="0.155613049834274" calcext:value-type="float">
            <text:p>0.1556130498</text:p>
          </table:table-cell>
          <table:table-cell table:formula="of:=([.B27]+[.D27])/([.C27]+[.E27]+[.F27])" office:value-type="float" office:value="1.37477504555476" calcext:value-type="float">
            <text:p>1.3747750456</text:p>
          </table:table-cell>
          <table:table-cell table:formula="of:=([.B27]+[.D27])/(2*[.C27]+2*[.E27]+2*[.F27])" office:value-type="float" office:value="0.687387522777379" calcext:value-type="float">
            <text:p>0.6873875228</text:p>
          </table:table-cell>
          <table:table-cell table:formula="of:=([.B27]+[.D27])/([.B27]+(2*[.C27])+[.D27]+(2*[.E27])+(2*[.F27]))" office:value-type="float" office:value="0.407367906600355" calcext:value-type="float">
            <text:p>0.4073679066</text:p>
          </table:table-cell>
          <table:table-cell table:formula="of:=[.D27]/([.B27]+[.D27])" office:value-type="float" office:value="0.269470000987282" calcext:value-type="float">
            <text:p>0.269470001</text:p>
          </table:table-cell>
          <table:table-cell table:formula="of:=([.E27]+(2*[.F27]))/(2*([.C27]+[.E27]+[.F27]))" office:value-type="float" office:value="0.0773492022302228" calcext:value-type="float">
            <text:p>0.0773492022</text:p>
          </table:table-cell>
          <table:table-cell table:formula="of:=([.P27]*[.Q27])+((1-[.P27])*[.R27])" office:value-type="float" office:value="0.155613049834274" calcext:value-type="float">
            <text:p>0.1556130498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7306443150468" calcext:value-type="float">
            <text:p>0.1973064432</text:p>
          </table:table-cell>
          <table:table-cell office:value-type="float" office:value="0.00264201515033405" calcext:value-type="float">
            <text:p>0.0026420152</text:p>
          </table:table-cell>
          <table:table-cell office:value-type="float" office:value="0.00197820116507212" calcext:value-type="float">
            <text:p>0.0019782012</text:p>
          </table:table-cell>
          <table:table-cell office:value-type="float" office:value="0.00195326093539654" calcext:value-type="float">
            <text:p>0.0019532609</text:p>
          </table:table-cell>
          <table:table-cell office:value-type="float" office:value="0.000708025669989717" calcext:value-type="float">
            <text:p>0.0007080257</text:p>
          </table:table-cell>
          <table:table-cell office:value-type="float" office:value="0.0000161351220728657" calcext:value-type="float">
            <text:p>1.61351220728657E-05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269355684953199" calcext:value-type="float">
            <text:p>0.0026935568</text:p>
          </table:table-cell>
          <table:table-cell table:formula="of:=([.J28]/[.I28])*100" office:value-type="float" office:value="1.34677842476599" calcext:value-type="float">
            <text:p>1.3467784248</text:p>
          </table:table-cell>
          <table:table-cell/>
          <table:table-cell table:formula="of:=[.J28]/[.H28]" office:value-type="float" office:value="0.269355684953199" calcext:value-type="float">
            <text:p>0.269355685</text:p>
          </table:table-cell>
          <table:table-cell table:formula="of:=([.B28]+[.D28])/([.C28]+[.E28]+[.F28])" office:value-type="float" office:value="1.70046653950196" calcext:value-type="float">
            <text:p>1.7004665395</text:p>
          </table:table-cell>
          <table:table-cell table:formula="of:=([.B28]+[.D28])/(2*[.C28]+2*[.E28]+2*[.F28])" office:value-type="float" office:value="0.850233269750978" calcext:value-type="float">
            <text:p>0.8502332698</text:p>
          </table:table-cell>
          <table:table-cell table:formula="of:=([.B28]+[.D28])/([.B28]+(2*[.C28])+[.D28]+(2*[.E28])+(2*[.F28]))" office:value-type="float" office:value="0.459527608573059" calcext:value-type="float">
            <text:p>0.4595276086</text:p>
          </table:table-cell>
          <table:table-cell table:formula="of:=[.D28]/([.B28]+[.D28])" office:value-type="float" office:value="0.42505845110414" calcext:value-type="float">
            <text:p>0.4250584511</text:p>
          </table:table-cell>
          <table:table-cell table:formula="of:=([.E28]+(2*[.F28]))/(2*([.C28]+[.E28]+[.F28]))" office:value-type="float" office:value="0.136972012979412" calcext:value-type="float">
            <text:p>0.136972013</text:p>
          </table:table-cell>
          <table:table-cell table:formula="of:=([.P28]*[.Q28])+((1-[.P28])*[.R28])" office:value-type="float" office:value="0.269355684953199" calcext:value-type="float">
            <text:p>0.269355685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6439955376729" calcext:value-type="float">
            <text:p>0.2964399554</text:p>
          </table:table-cell>
          <table:table-cell office:value-type="float" office:value="0.00237686526382159" calcext:value-type="float">
            <text:p>0.0023768653</text:p>
          </table:table-cell>
          <table:table-cell office:value-type="float" office:value="0.00160106503590129" calcext:value-type="float">
            <text:p>0.001601065</text:p>
          </table:table-cell>
          <table:table-cell office:value-type="float" office:value="0.0026401280792909" calcext:value-type="float">
            <text:p>0.0026401281</text:p>
          </table:table-cell>
          <table:table-cell office:value-type="float" office:value="0.000860960041105247" calcext:value-type="float">
            <text:p>0.00086096</text:p>
          </table:table-cell>
          <table:table-cell office:value-type="float" office:value="0.0000294782514372176" calcext:value-type="float">
            <text:p>2.94782514372176E-05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356004462327058" calcext:value-type="float">
            <text:p>0.0035600446</text:p>
          </table:table-cell>
          <table:table-cell table:formula="of:=([.J29]/[.I29])*100" office:value-type="float" office:value="1.1866815410902" calcext:value-type="float">
            <text:p>1.1866815411</text:p>
          </table:table-cell>
          <table:table-cell/>
          <table:table-cell table:formula="of:=[.J29]/[.H29]" office:value-type="float" office:value="0.356004462327058" calcext:value-type="float">
            <text:p>0.3560044623</text:p>
          </table:table-cell>
          <table:table-cell table:formula="of:=([.B29]+[.D29])/([.C29]+[.E29]+[.F29])" office:value-type="float" office:value="2.01364103585051" calcext:value-type="float">
            <text:p>2.0136410359</text:p>
          </table:table-cell>
          <table:table-cell table:formula="of:=([.B29]+[.D29])/(2*[.C29]+2*[.E29]+2*[.F29])" office:value-type="float" office:value="1.00682051792526" calcext:value-type="float">
            <text:p>1.0068205179</text:p>
          </table:table-cell>
          <table:table-cell table:formula="of:=([.B29]+[.D29])/([.B29]+(2*[.C29])+[.D29]+(2*[.E29])+(2*[.F29]))" office:value-type="float" office:value="0.501699334311249" calcext:value-type="float">
            <text:p>0.5016993343</text:p>
          </table:table-cell>
          <table:table-cell table:formula="of:=[.D29]/([.B29]+[.D29])" office:value-type="float" office:value="0.526237110303399" calcext:value-type="float">
            <text:p>0.5262371103</text:p>
          </table:table-cell>
          <table:table-cell table:formula="of:=([.E29]+(2*[.F29]))/(2*([.C29]+[.E29]+[.F29]))" office:value-type="float" office:value="0.184610739523732" calcext:value-type="float">
            <text:p>0.1846107395</text:p>
          </table:table-cell>
          <table:table-cell table:formula="of:=([.P29]*[.Q29])+((1-[.P29])*[.R29])" office:value-type="float" office:value="0.356004462327058" calcext:value-type="float">
            <text:p>0.3560044623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5208169348242" calcext:value-type="float">
            <text:p>0.4952081693</text:p>
          </table:table-cell>
          <table:table-cell office:value-type="float" office:value="0.00198188747071479" calcext:value-type="float">
            <text:p>0.0019818875</text:p>
          </table:table-cell>
          <table:table-cell office:value-type="float" office:value="0.00111316061005971" calcext:value-type="float">
            <text:p>0.0011131606</text:p>
          </table:table-cell>
          <table:table-cell office:value-type="float" office:value="0.00367748140775215" calcext:value-type="float">
            <text:p>0.0036774814</text:p>
          </table:table-cell>
          <table:table-cell office:value-type="float" office:value="0.00099996065740741" calcext:value-type="float">
            <text:p>0.0009999607</text:p>
          </table:table-cell>
          <table:table-cell office:value-type="float" office:value="0.0000571942932994111" calcext:value-type="float">
            <text:p>5.71942932994111E-05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479183065175838" calcext:value-type="float">
            <text:p>0.0047918307</text:p>
          </table:table-cell>
          <table:table-cell table:formula="of:=([.J30]/[.I30])*100" office:value-type="float" office:value="0.958366130351676" calcext:value-type="float">
            <text:p>0.9583661304</text:p>
          </table:table-cell>
          <table:table-cell/>
          <table:table-cell table:formula="of:=[.J30]/[.H30]" office:value-type="float" office:value="0.479183065175838" calcext:value-type="float">
            <text:p>0.4791830652</text:p>
          </table:table-cell>
          <table:table-cell table:formula="of:=([.B30]+[.D30])/([.C30]+[.E30]+[.F30])" office:value-type="float" office:value="2.60762489140893" calcext:value-type="float">
            <text:p>2.6076248914</text:p>
          </table:table-cell>
          <table:table-cell table:formula="of:=([.B30]+[.D30])/(2*[.C30]+2*[.E30]+2*[.F30])" office:value-type="float" office:value="1.30381244570446" calcext:value-type="float">
            <text:p>1.3038124457</text:p>
          </table:table-cell>
          <table:table-cell table:formula="of:=([.B30]+[.D30])/([.B30]+(2*[.C30])+[.D30]+(2*[.E30])+(2*[.F30]))" office:value-type="float" office:value="0.565936887846693" calcext:value-type="float">
            <text:p>0.5659368878</text:p>
          </table:table-cell>
          <table:table-cell table:formula="of:=[.D30]/([.B30]+[.D30])" office:value-type="float" office:value="0.649804154266109" calcext:value-type="float">
            <text:p>0.6498041543</text:p>
          </table:table-cell>
          <table:table-cell table:formula="of:=([.E30]+(2*[.F30]))/(2*([.C30]+[.E30]+[.F30]))" office:value-type="float" office:value="0.256725165720292" calcext:value-type="float">
            <text:p>0.2567251657</text:p>
          </table:table-cell>
          <table:table-cell table:formula="of:=([.P30]*[.Q30])+((1-[.P30])*[.R30])" office:value-type="float" office:value="0.479183065175838" calcext:value-type="float">
            <text:p>0.4791830652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4051609622505" calcext:value-type="float">
            <text:p>0.7940516096</text:p>
          </table:table-cell>
          <table:table-cell office:value-type="float" office:value="0.00158919057664376" calcext:value-type="float">
            <text:p>0.0015891906</text:p>
          </table:table-cell>
          <table:table-cell office:value-type="float" office:value="0.000715734263632369" calcext:value-type="float">
            <text:p>0.0007157343</text:p>
          </table:table-cell>
          <table:table-cell office:value-type="float" office:value="0.00472833680967221" calcext:value-type="float">
            <text:p>0.0047283368</text:p>
          </table:table-cell>
          <table:table-cell office:value-type="float" office:value="0.00103095051859606" calcext:value-type="float">
            <text:p>0.0010309505</text:p>
          </table:table-cell>
          <table:table-cell office:value-type="float" office:value="0.0000945515246135872" calcext:value-type="float">
            <text:p>9.45515246135872E-05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594839037749544" calcext:value-type="float">
            <text:p>0.0059483904</text:p>
          </table:table-cell>
          <table:table-cell table:formula="of:=([.J31]/[.I31])*100" office:value-type="float" office:value="0.74354879718693" calcext:value-type="float">
            <text:p>0.7435487972</text:p>
          </table:table-cell>
          <table:table-cell/>
          <table:table-cell table:formula="of:=[.J31]/[.H31]" office:value-type="float" office:value="0.594839037749544" calcext:value-type="float">
            <text:p>0.5948390377</text:p>
          </table:table-cell>
          <table:table-cell table:formula="of:=([.B31]+[.D31])/([.C31]+[.E31]+[.F31])" office:value-type="float" office:value="3.43113339816302" calcext:value-type="float">
            <text:p>3.4311333982</text:p>
          </table:table-cell>
          <table:table-cell table:formula="of:=([.B31]+[.D31])/(2*[.C31]+2*[.E31]+2*[.F31])" office:value-type="float" office:value="1.71556669908151" calcext:value-type="float">
            <text:p>1.7155666991</text:p>
          </table:table-cell>
          <table:table-cell table:formula="of:=([.B31]+[.D31])/([.B31]+(2*[.C31])+[.D31]+(2*[.E31])+(2*[.F31]))" office:value-type="float" office:value="0.631752738631597" calcext:value-type="float">
            <text:p>0.6317527386</text:p>
          </table:table-cell>
          <table:table-cell table:formula="of:=[.D31]/([.B31]+[.D31])" office:value-type="float" office:value="0.748447378307213" calcext:value-type="float">
            <text:p>0.7484473783</text:p>
          </table:table-cell>
          <table:table-cell table:formula="of:=([.E31]+(2*[.F31]))/(2*([.C31]+[.E31]+[.F31]))" office:value-type="float" office:value="0.331313683987636" calcext:value-type="float">
            <text:p>0.331313684</text:p>
          </table:table-cell>
          <table:table-cell table:formula="of:=([.P31]*[.Q31])+((1-[.P31])*[.R31])" office:value-type="float" office:value="0.594839037749544" calcext:value-type="float">
            <text:p>0.5948390377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3531172745463" calcext:value-type="float">
            <text:p>0.9935311727</text:p>
          </table:table-cell>
          <table:table-cell office:value-type="float" office:value="0.00140476122991727" calcext:value-type="float">
            <text:p>0.0014047612</text:p>
          </table:table-cell>
          <table:table-cell office:value-type="float" office:value="0.000559248555646498" calcext:value-type="float">
            <text:p>0.0005592486</text:p>
          </table:table-cell>
          <table:table-cell office:value-type="float" office:value="0.00522959074848493" calcext:value-type="float">
            <text:p>0.0052295907</text:p>
          </table:table-cell>
          <table:table-cell office:value-type="float" office:value="0.00100791440425268" calcext:value-type="float">
            <text:p>0.0010079144</text:p>
          </table:table-cell>
          <table:table-cell office:value-type="float" office:value="0.000115661050899726" calcext:value-type="float">
            <text:p>0.0001156611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646882725453706" calcext:value-type="float">
            <text:p>0.0064688273</text:p>
          </table:table-cell>
          <table:table-cell table:formula="of:=([.J32]/[.I32])*100" office:value-type="float" office:value="0.646882725453705" calcext:value-type="float">
            <text:p>0.6468827255</text:p>
          </table:table-cell>
          <table:table-cell/>
          <table:table-cell table:formula="of:=[.J32]/[.H32]" office:value-type="float" office:value="0.646882725453706" calcext:value-type="float">
            <text:p>0.6468827255</text:p>
          </table:table-cell>
          <table:table-cell table:formula="of:=([.B32]+[.D32])/([.C32]+[.E32]+[.F32])" office:value-type="float" office:value="3.94239203614205" calcext:value-type="float">
            <text:p>3.9423920361</text:p>
          </table:table-cell>
          <table:table-cell table:formula="of:=([.B32]+[.D32])/(2*[.C32]+2*[.E32]+2*[.F32])" office:value-type="float" office:value="1.97119601807102" calcext:value-type="float">
            <text:p>1.9711960181</text:p>
          </table:table-cell>
          <table:table-cell table:formula="of:=([.B32]+[.D32])/([.B32]+(2*[.C32])+[.D32]+(2*[.E32])+(2*[.F32]))" office:value-type="float" office:value="0.66343519784022" calcext:value-type="float">
            <text:p>0.6634351978</text:p>
          </table:table-cell>
          <table:table-cell table:formula="of:=[.D32]/([.B32]+[.D32])" office:value-type="float" office:value="0.788259466110571" calcext:value-type="float">
            <text:p>0.7882594661</text:p>
          </table:table-cell>
          <table:table-cell table:formula="of:=([.E32]+(2*[.F32]))/(2*([.C32]+[.E32]+[.F32]))" office:value-type="float" office:value="0.368201457223033" calcext:value-type="float">
            <text:p>0.3682014572</text:p>
          </table:table-cell>
          <table:table-cell table:formula="of:=([.P32]*[.Q32])+((1-[.P32])*[.R32])" office:value-type="float" office:value="0.646882725453706" calcext:value-type="float">
            <text:p>0.6468827255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215616480551" calcext:value-type="float">
            <text:p>1.9921561648</text:p>
          </table:table-cell>
          <table:table-cell office:value-type="float" office:value="0.000891559329286409" calcext:value-type="float">
            <text:p>0.0008915593</text:p>
          </table:table-cell>
          <table:table-cell office:value-type="float" office:value="0.000225268435866505" calcext:value-type="float">
            <text:p>0.0002252684</text:p>
          </table:table-cell>
          <table:table-cell office:value-type="float" office:value="0.00665514192673681" calcext:value-type="float">
            <text:p>0.0066551419</text:p>
          </table:table-cell>
          <table:table-cell office:value-type="float" office:value="0.000814068604491059" calcext:value-type="float">
            <text:p>0.0008140686</text:p>
          </table:table-cell>
          <table:table-cell office:value-type="float" office:value="0.000187312331630826" calcext:value-type="float">
            <text:p>0.0001873123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784383519448952" calcext:value-type="float">
            <text:p>0.0078438352</text:p>
          </table:table-cell>
          <table:table-cell table:formula="of:=([.J33]/[.I33])*100" office:value-type="float" office:value="0.392191759724476" calcext:value-type="float">
            <text:p>0.3921917597</text:p>
          </table:table-cell>
          <table:table-cell/>
          <table:table-cell table:formula="of:=[.J33]/[.H33]" office:value-type="float" office:value="0.784383519448952" calcext:value-type="float">
            <text:p>0.7843835194</text:p>
          </table:table-cell>
          <table:table-cell table:formula="of:=([.B33]+[.D33])/([.C33]+[.E33]+[.F33])" office:value-type="float" office:value="6.15228885153226" calcext:value-type="float">
            <text:p>6.1522888515</text:p>
          </table:table-cell>
          <table:table-cell table:formula="of:=([.B33]+[.D33])/(2*[.C33]+2*[.E33]+2*[.F33])" office:value-type="float" office:value="3.07614442576613" calcext:value-type="float">
            <text:p>3.0761444258</text:p>
          </table:table-cell>
          <table:table-cell table:formula="of:=([.B33]+[.D33])/([.B33]+(2*[.C33])+[.D33]+(2*[.E33])+(2*[.F33]))" office:value-type="float" office:value="0.754670125602322" calcext:value-type="float">
            <text:p>0.7546701256</text:p>
          </table:table-cell>
          <table:table-cell table:formula="of:=[.D33]/([.B33]+[.D33])" office:value-type="float" office:value="0.881861054381233" calcext:value-type="float">
            <text:p>0.8818610544</text:p>
          </table:table-cell>
          <table:table-cell table:formula="of:=([.E33]+(2*[.F33]))/(2*([.C33]+[.E33]+[.F33]))" office:value-type="float" office:value="0.484528543729594" calcext:value-type="float">
            <text:p>0.4845285437</text:p>
          </table:table-cell>
          <table:table-cell table:formula="of:=([.P33]*[.Q33])+((1-[.P33])*[.R33])" office:value-type="float" office:value="0.784383519448952" calcext:value-type="float">
            <text:p>0.7843835194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15547333291" calcext:value-type="float">
            <text:p>2.9915547333</text:p>
          </table:table-cell>
          <table:table-cell office:value-type="float" office:value="0.000654135988194065" calcext:value-type="float">
            <text:p>0.000654136</text:p>
          </table:table-cell>
          <table:table-cell office:value-type="float" office:value="0.000121265128723748" calcext:value-type="float">
            <text:p>0.0001212651</text:p>
          </table:table-cell>
          <table:table-cell office:value-type="float" office:value="0.00733244289312557" calcext:value-type="float">
            <text:p>0.0073324429</text:p>
          </table:table-cell>
          <table:table-cell office:value-type="float" office:value="0.000658067083455819" calcext:value-type="float">
            <text:p>0.0006580671</text:p>
          </table:table-cell>
          <table:table-cell office:value-type="float" office:value="0.000227378347160618" calcext:value-type="float">
            <text:p>0.0002273783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844526667090262" calcext:value-type="float">
            <text:p>0.0084452667</text:p>
          </table:table-cell>
          <table:table-cell table:formula="of:=([.J34]/[.I34])*100" office:value-type="float" office:value="0.281508889030087" calcext:value-type="float">
            <text:p>0.281508889</text:p>
          </table:table-cell>
          <table:table-cell/>
          <table:table-cell table:formula="of:=[.J34]/[.H34]" office:value-type="float" office:value="0.844526667090262" calcext:value-type="float">
            <text:p>0.8445266671</text:p>
          </table:table-cell>
          <table:table-cell table:formula="of:=([.B34]+[.D34])/([.C34]+[.E34]+[.F34])" office:value-type="float" office:value="7.93334172093534" calcext:value-type="float">
            <text:p>7.9333417209</text:p>
          </table:table-cell>
          <table:table-cell table:formula="of:=([.B34]+[.D34])/(2*[.C34]+2*[.E34]+2*[.F34])" office:value-type="float" office:value="3.96667086046767" calcext:value-type="float">
            <text:p>3.9666708605</text:p>
          </table:table-cell>
          <table:table-cell table:formula="of:=([.B34]+[.D34])/([.B34]+(2*[.C34])+[.D34]+(2*[.E34])+(2*[.F34]))" office:value-type="float" office:value="0.798657888131963" calcext:value-type="float">
            <text:p>0.7986578881</text:p>
          </table:table-cell>
          <table:table-cell table:formula="of:=[.D34]/([.B34]+[.D34])" office:value-type="float" office:value="0.918095595383892" calcext:value-type="float">
            <text:p>0.9180955954</text:p>
          </table:table-cell>
          <table:table-cell table:formula="of:=([.E34]+(2*[.F34]))/(2*([.C34]+[.E34]+[.F34]))" office:value-type="float" office:value="0.552702942992085" calcext:value-type="float">
            <text:p>0.552702943</text:p>
          </table:table-cell>
          <table:table-cell table:formula="of:=([.P34]*[.Q34])+((1-[.P34])*[.R34])" office:value-type="float" office:value="0.844526667090262" calcext:value-type="float">
            <text:p>0.8445266671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099941490668" calcext:value-type="float">
            <text:p>4.9909994149</text:p>
          </table:table-cell>
          <table:table-cell office:value-type="float" office:value="0.000427339767468008" calcext:value-type="float">
            <text:p>0.0004273398</text:p>
          </table:table-cell>
          <table:table-cell office:value-type="float" office:value="0.0000517543030620132" calcext:value-type="float">
            <text:p>5.17543030620132E-05</text:p>
          </table:table-cell>
          <table:table-cell office:value-type="float" office:value="0.00799179842765876" calcext:value-type="float">
            <text:p>0.0079917984</text:p>
          </table:table-cell>
          <table:table-cell office:value-type="float" office:value="0.00046856653309076" calcext:value-type="float">
            <text:p>0.0004685665</text:p>
          </table:table-cell>
          <table:table-cell office:value-type="float" office:value="0.000270110066283846" calcext:value-type="float">
            <text:p>0.0002701101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900058509331721" calcext:value-type="float">
            <text:p>0.0090005851</text:p>
          </table:table-cell>
          <table:table-cell table:formula="of:=([.J35]/[.I35])*100" office:value-type="float" office:value="0.180011701866344" calcext:value-type="float">
            <text:p>0.1800117019</text:p>
          </table:table-cell>
          <table:table-cell/>
          <table:table-cell table:formula="of:=[.J35]/[.H35]" office:value-type="float" office:value="0.900058509331721" calcext:value-type="float">
            <text:p>0.9000585093</text:p>
          </table:table-cell>
          <table:table-cell table:formula="of:=([.B35]+[.D35])/([.C35]+[.E35]+[.F35])" office:value-type="float" office:value="10.6513272307213" calcext:value-type="float">
            <text:p>10.6513272307</text:p>
          </table:table-cell>
          <table:table-cell table:formula="of:=([.B35]+[.D35])/(2*[.C35]+2*[.E35]+2*[.F35])" office:value-type="float" office:value="5.32566361536065" calcext:value-type="float">
            <text:p>5.3256636154</text:p>
          </table:table-cell>
          <table:table-cell table:formula="of:=([.B35]+[.D35])/([.B35]+(2*[.C35])+[.D35]+(2*[.E35])+(2*[.F35]))" office:value-type="float" office:value="0.841913819512676" calcext:value-type="float">
            <text:p>0.8419138195</text:p>
          </table:table-cell>
          <table:table-cell table:formula="of:=[.D35]/([.B35]+[.D35])" office:value-type="float" office:value="0.949241863292449" calcext:value-type="float">
            <text:p>0.9492418633</text:p>
          </table:table-cell>
          <table:table-cell table:formula="of:=([.E35]+(2*[.F35]))/(2*([.C35]+[.E35]+[.F35]))" office:value-type="float" office:value="0.638124510661665" calcext:value-type="float">
            <text:p>0.6381245107</text:p>
          </table:table-cell>
          <table:table-cell table:formula="of:=([.P35]*[.Q35])+((1-[.P35])*[.R35])" office:value-type="float" office:value="0.900058509331721" calcext:value-type="float">
            <text:p>0.9000585093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06513282239" calcext:value-type="float">
            <text:p>7.9906513282</text:p>
          </table:table-cell>
          <table:table-cell office:value-type="float" office:value="0.000281333353100974" calcext:value-type="float">
            <text:p>0.0002813334</text:p>
          </table:table-cell>
          <table:table-cell office:value-type="float" office:value="0.0000224306723076984" calcext:value-type="float">
            <text:p>2.24306723076984E-05</text:p>
          </table:table-cell>
          <table:table-cell office:value-type="float" office:value="0.00842339363341754" calcext:value-type="float">
            <text:p>0.0084233936</text:p>
          </table:table-cell>
          <table:table-cell office:value-type="float" office:value="0.000325133526183795" calcext:value-type="float">
            <text:p>0.0003251335</text:p>
          </table:table-cell>
          <table:table-cell office:value-type="float" office:value="0.000300072308249252" calcext:value-type="float">
            <text:p>0.0003000723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934867177609984" calcext:value-type="float">
            <text:p>0.0093486718</text:p>
          </table:table-cell>
          <table:table-cell table:formula="of:=([.J36]/[.I36])*100" office:value-type="float" office:value="0.116858397201248" calcext:value-type="float">
            <text:p>0.1168583972</text:p>
          </table:table-cell>
          <table:table-cell/>
          <table:table-cell table:formula="of:=[.J36]/[.H36]" office:value-type="float" office:value="0.934867177609983" calcext:value-type="float">
            <text:p>0.9348671776</text:p>
          </table:table-cell>
          <table:table-cell table:formula="of:=([.B36]+[.D36])/([.C36]+[.E36]+[.F36])" office:value-type="float" office:value="13.4407602040925" calcext:value-type="float">
            <text:p>13.4407602041</text:p>
          </table:table-cell>
          <table:table-cell table:formula="of:=([.B36]+[.D36])/(2*[.C36]+2*[.E36]+2*[.F36])" office:value-type="float" office:value="6.72038010204626" calcext:value-type="float">
            <text:p>6.720380102</text:p>
          </table:table-cell>
          <table:table-cell table:formula="of:=([.B36]+[.D36])/([.B36]+(2*[.C36])+[.D36]+(2*[.E36])+(2*[.F36]))" office:value-type="float" office:value="0.870472698651851" calcext:value-type="float">
            <text:p>0.8704726987</text:p>
          </table:table-cell>
          <table:table-cell table:formula="of:=[.D36]/([.B36]+[.D36])" office:value-type="float" office:value="0.967680393246487" calcext:value-type="float">
            <text:p>0.9676803932</text:p>
          </table:table-cell>
          <table:table-cell table:formula="of:=([.E36]+(2*[.F36]))/(2*([.C36]+[.E36]+[.F36]))" office:value-type="float" office:value="0.714349896162274" calcext:value-type="float">
            <text:p>0.7143498962</text:p>
          </table:table-cell>
          <table:table-cell table:formula="of:=([.P36]*[.Q36])+((1-[.P36])*[.R36])" office:value-type="float" office:value="0.934867177609983" calcext:value-type="float">
            <text:p>0.9348671776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52869117547" calcext:value-type="float">
            <text:p>9.9905286912</text:p>
          </table:table-cell>
          <table:table-cell office:value-type="float" office:value="0.000229174453021206" calcext:value-type="float">
            <text:p>0.0002291745</text:p>
          </table:table-cell>
          <table:table-cell table:style-name="ce1" office:value-type="float" office:value="0.000014884431538639" calcext:value-type="float">
            <text:p>1.49E-05</text:p>
          </table:table-cell>
          <table:table-cell office:value-type="float" office:value="0.00857903358387843" calcext:value-type="float">
            <text:p>0.0085790336</text:p>
          </table:table-cell>
          <table:table-cell office:value-type="float" office:value="0.000269747859374239" calcext:value-type="float">
            <text:p>0.0002697479</text:p>
          </table:table-cell>
          <table:table-cell office:value-type="float" office:value="0.000311263690637303" calcext:value-type="float">
            <text:p>0.0003112637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947130882452728" calcext:value-type="float">
            <text:p>0.0094713088</text:p>
          </table:table-cell>
          <table:table-cell table:formula="of:=([.J37]/[.I37])*100" office:value-type="float" office:value="0.0947130882452728" calcext:value-type="float">
            <text:p>0.0947130882</text:p>
          </table:table-cell>
          <table:table-cell/>
          <table:table-cell table:formula="of:=[.J37]/[.H37]" office:value-type="float" office:value="0.947130882452728" calcext:value-type="float">
            <text:p>0.9471308825</text:p>
          </table:table-cell>
          <table:table-cell table:formula="of:=([.B37]+[.D37])/([.C37]+[.E37]+[.F37])" office:value-type="float" office:value="14.7814523165364" calcext:value-type="float">
            <text:p>14.7814523165</text:p>
          </table:table-cell>
          <table:table-cell table:formula="of:=([.B37]+[.D37])/(2*[.C37]+2*[.E37]+2*[.F37])" office:value-type="float" office:value="7.39072615826818" calcext:value-type="float">
            <text:p>7.3907261583</text:p>
          </table:table-cell>
          <table:table-cell table:formula="of:=([.B37]+[.D37])/([.B37]+(2*[.C37])+[.D37]+(2*[.E37])+(2*[.F37]))" office:value-type="float" office:value="0.880820803689964" calcext:value-type="float">
            <text:p>0.8808208037</text:p>
          </table:table-cell>
          <table:table-cell table:formula="of:=[.D37]/([.B37]+[.D37])" office:value-type="float" office:value="0.97398171659194" calcext:value-type="float">
            <text:p>0.9739817166</text:p>
          </table:table-cell>
          <table:table-cell table:formula="of:=([.E37]+(2*[.F37]))/(2*([.C37]+[.E37]+[.F37]))" office:value-type="float" office:value="0.748683720208731" calcext:value-type="float">
            <text:p>0.7486837202</text:p>
          </table:table-cell>
          <table:table-cell table:formula="of:=([.P37]*[.Q37])+((1-[.P37])*[.R37])" office:value-type="float" office:value="0.947130882452728" calcext:value-type="float">
            <text:p>0.9471308825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35840301404717" calcext:value-type="float">
            <text:p>0.009358403</text:p>
          </table:table-cell>
          <table:table-cell office:value-type="float" office:value="0.00845880857956693" calcext:value-type="float">
            <text:p>0.0084588086</text:p>
          </table:table-cell>
          <table:table-cell office:value-type="float" office:value="0.020277678828803" calcext:value-type="float">
            <text:p>0.0202776788</text:p>
          </table:table-cell>
          <table:table-cell office:value-type="float" office:value="0.000296616041079383" calcext:value-type="float">
            <text:p>0.000296616</text:p>
          </table:table-cell>
          <table:table-cell office:value-type="float" office:value="0.000344236776874202" calcext:value-type="float">
            <text:p>0.0003442368</text:p>
          </table:table-cell>
          <table:table-cell table:style-name="ce1" office:value-type="float" office:value="0.000000372083999623345" calcext:value-type="float">
            <text:p>3.72E-07</text:p>
          </table:table-cell>
          <table:table-cell/>
          <table:table-cell table:formula="of:=[.B40]+(2*[.C40])+[.D40]+(2*[.E40])+(2*[.F40])" office:value-type="float" office:value="0.05" calcext:value-type="float">
            <text:p>0.05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0641596985952832" calcext:value-type="float">
            <text:p>0.000641597</text:p>
          </table:table-cell>
          <table:table-cell table:formula="of:=([.J40]/[.I40])*100" office:value-type="float" office:value="6.41596985952832" calcext:value-type="float">
            <text:p>6.4159698595</text:p>
          </table:table-cell>
          <table:table-cell/>
          <table:table-cell table:formula="of:=[.J40]/[.H40]" office:value-type="float" office:value="0.0128319397190566" calcext:value-type="float">
            <text:p>0.0128319397</text:p>
          </table:table-cell>
          <table:table-cell table:formula="of:=([.B40]+[.D40])/([.C40]+[.E40]+[.F40])" office:value-type="float" office:value="0.424561268487644" calcext:value-type="float">
            <text:p>0.4245612685</text:p>
          </table:table-cell>
          <table:table-cell table:formula="of:=([.B40]+[.D40])/(2*[.C40]+2*[.E40]+2*[.F40])" office:value-type="float" office:value="0.212280634243822" calcext:value-type="float">
            <text:p>0.2122806342</text:p>
          </table:table-cell>
          <table:table-cell table:formula="of:=([.B40]+[.D40])/([.B40]+(2*[.C40])+[.D40]+(2*[.E40])+(2*[.F40]))" office:value-type="float" office:value="0.175108492412926" calcext:value-type="float">
            <text:p>0.1751084924</text:p>
          </table:table-cell>
          <table:table-cell table:formula="of:=[.D40]/([.B40]+[.D40])" office:value-type="float" office:value="0.0338779732487135" calcext:value-type="float">
            <text:p>0.0338779732</text:p>
          </table:table-cell>
          <table:table-cell table:formula="of:=([.E40]+(2*[.F40]))/(2*([.C40]+[.E40]+[.F40]))" office:value-type="float" office:value="0.00836427437306435" calcext:value-type="float">
            <text:p>0.0083642744</text:p>
          </table:table-cell>
          <table:table-cell table:formula="of:=([.P40]*[.Q40])+((1-[.P40])*[.R40])" office:value-type="float" office:value="0.0128319397190566" calcext:value-type="float">
            <text:p>0.0128319397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87351373999218" calcext:value-type="float">
            <text:p>0.0187351374</text:p>
          </table:table-cell>
          <table:table-cell office:value-type="float" office:value="0.00836832214053898" calcext:value-type="float">
            <text:p>0.0083683221</text:p>
          </table:table-cell>
          <table:table-cell office:value-type="float" office:value="0.0198461662979164" calcext:value-type="float">
            <text:p>0.0198461663</text:p>
          </table:table-cell>
          <table:table-cell office:value-type="float" office:value="0.000587460899166441" calcext:value-type="float">
            <text:p>0.0005874609</text:p>
          </table:table-cell>
          <table:table-cell office:value-type="float" office:value="0.000674482663550034" calcext:value-type="float">
            <text:p>0.0006744827</text:p>
          </table:table-cell>
          <table:table-cell table:style-name="ce1" office:value-type="float" office:value="0.00000145951868086737" calcext:value-type="float">
            <text:p>1.46E-06</text:p>
          </table:table-cell>
          <table:table-cell/>
          <table:table-cell table:formula="of:=[.B41]+(2*[.C41])+[.D41]+(2*[.E41])+(2*[.F41])" office:value-type="float" office:value="0.05" calcext:value-type="float">
            <text:p>0.05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126486260007821" calcext:value-type="float">
            <text:p>0.0012648626</text:p>
          </table:table-cell>
          <table:table-cell table:formula="of:=([.J41]/[.I41])*100" office:value-type="float" office:value="6.32431300039104" calcext:value-type="float">
            <text:p>6.3243130004</text:p>
          </table:table-cell>
          <table:table-cell/>
          <table:table-cell table:formula="of:=[.J41]/[.H41]" office:value-type="float" office:value="0.0252972520015642" calcext:value-type="float">
            <text:p>0.025297252</text:p>
          </table:table-cell>
          <table:table-cell table:formula="of:=([.B41]+[.D41])/([.C41]+[.E41]+[.F41])" office:value-type="float" office:value="0.436396827761099" calcext:value-type="float">
            <text:p>0.4363968278</text:p>
          </table:table-cell>
          <table:table-cell table:formula="of:=([.B41]+[.D41])/(2*[.C41]+2*[.E41]+2*[.F41])" office:value-type="float" office:value="0.218198413880549" calcext:value-type="float">
            <text:p>0.2181984139</text:p>
          </table:table-cell>
          <table:table-cell table:formula="of:=([.B41]+[.D41])/([.B41]+(2*[.C41])+[.D41]+(2*[.E41])+(2*[.F41]))" office:value-type="float" office:value="0.179115660794108" calcext:value-type="float">
            <text:p>0.1791156608</text:p>
          </table:table-cell>
          <table:table-cell table:formula="of:=[.D41]/([.B41]+[.D41])" office:value-type="float" office:value="0.0655957046482631" calcext:value-type="float">
            <text:p>0.0655957046</text:p>
          </table:table-cell>
          <table:table-cell table:formula="of:=([.E41]+(2*[.F41]))/(2*([.C41]+[.E41]+[.F41]))" office:value-type="float" office:value="0.016504193552214" calcext:value-type="float">
            <text:p>0.0165041936</text:p>
          </table:table-cell>
          <table:table-cell table:formula="of:=([.P41]*[.Q41])+((1-[.P41])*[.R41])" office:value-type="float" office:value="0.0252972520015642" calcext:value-type="float">
            <text:p>0.025297252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8129443192196" calcext:value-type="float">
            <text:p>0.0281294432</text:p>
          </table:table-cell>
          <table:table-cell office:value-type="float" office:value="0.00827991710527774" calcext:value-type="float">
            <text:p>0.0082799171</text:p>
          </table:table-cell>
          <table:table-cell office:value-type="float" office:value="0.0194290615283948" calcext:value-type="float">
            <text:p>0.0194290615</text:p>
          </table:table-cell>
          <table:table-cell office:value-type="float" office:value="0.000872711738560211" calcext:value-type="float">
            <text:p>0.0008727117</text:p>
          </table:table-cell>
          <table:table-cell office:value-type="float" office:value="0.000991403030128759" calcext:value-type="float">
            <text:p>0.000991403</text:p>
          </table:table-cell>
          <table:table-cell table:style-name="ce1" office:value-type="float" office:value="0.00000322101955751475" calcext:value-type="float">
            <text:p>3.22E-06</text:p>
          </table:table-cell>
          <table:table-cell/>
          <table:table-cell table:formula="of:=[.B42]+(2*[.C42])+[.D42]+(2*[.E42])+(2*[.F42])" office:value-type="float" office:value="0.05" calcext:value-type="float">
            <text:p>0.05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1870556807804" calcext:value-type="float">
            <text:p>0.0018705568</text:p>
          </table:table-cell>
          <table:table-cell table:formula="of:=([.J42]/[.I42])*100" office:value-type="float" office:value="6.23518935934666" calcext:value-type="float">
            <text:p>6.2351893593</text:p>
          </table:table-cell>
          <table:table-cell/>
          <table:table-cell table:formula="of:=[.J42]/[.H42]" office:value-type="float" office:value="0.03741113615608" calcext:value-type="float">
            <text:p>0.0374111362</text:p>
          </table:table-cell>
          <table:table-cell table:formula="of:=([.B42]+[.D42])/([.C42]+[.E42]+[.F42])" office:value-type="float" office:value="0.448137962604589" calcext:value-type="float">
            <text:p>0.4481379626</text:p>
          </table:table-cell>
          <table:table-cell table:formula="of:=([.B42]+[.D42])/(2*[.C42]+2*[.E42]+2*[.F42])" office:value-type="float" office:value="0.224068981302294" calcext:value-type="float">
            <text:p>0.2240689813</text:p>
          </table:table-cell>
          <table:table-cell table:formula="of:=([.B42]+[.D42])/([.B42]+(2*[.C42])+[.D42]+(2*[.E42])+(2*[.F42]))" office:value-type="float" office:value="0.183052576876759" calcext:value-type="float">
            <text:p>0.1830525769</text:p>
          </table:table-cell>
          <table:table-cell table:formula="of:=[.D42]/([.B42]+[.D42])" office:value-type="float" office:value="0.0953509372498774" calcext:value-type="float">
            <text:p>0.0953509372</text:p>
          </table:table-cell>
          <table:table-cell table:formula="of:=([.E42]+(2*[.F42]))/(2*([.C42]+[.E42]+[.F42]))" office:value-type="float" office:value="0.0244286239481352" calcext:value-type="float">
            <text:p>0.0244286239</text:p>
          </table:table-cell>
          <table:table-cell table:formula="of:=([.P42]*[.Q42])+((1-[.P42])*[.R42])" office:value-type="float" office:value="0.03741113615608" calcext:value-type="float">
            <text:p>0.0374111362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69679220794798" calcext:value-type="float">
            <text:p>0.0469679221</text:p>
          </table:table-cell>
          <table:table-cell office:value-type="float" office:value="0.00810907292106268" calcext:value-type="float">
            <text:p>0.0081090729</text:p>
          </table:table-cell>
          <table:table-cell office:value-type="float" office:value="0.0186355518353243" calcext:value-type="float">
            <text:p>0.0186355518</text:p>
          </table:table-cell>
          <table:table-cell office:value-type="float" office:value="0.00142710604518456" calcext:value-type="float">
            <text:p>0.001427106</text:p>
          </table:table-cell>
          <table:table-cell office:value-type="float" office:value="0.00158774548776845" calcext:value-type="float">
            <text:p>0.0015877455</text:p>
          </table:table-cell>
          <table:table-cell table:style-name="ce1" office:value-type="float" office:value="0.00000861319378360451" calcext:value-type="float">
            <text:p>8.61E-06</text:p>
          </table:table-cell>
          <table:table-cell/>
          <table:table-cell table:formula="of:=[.B43]+(2*[.C43])+[.D43]+(2*[.E43])+(2*[.F43])" office:value-type="float" office:value="0.05" calcext:value-type="float">
            <text:p>0.05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303207792052022" calcext:value-type="float">
            <text:p>0.0030320779</text:p>
          </table:table-cell>
          <table:table-cell table:formula="of:=([.J43]/[.I43])*100" office:value-type="float" office:value="6.06415584104044" calcext:value-type="float">
            <text:p>6.064155841</text:p>
          </table:table-cell>
          <table:table-cell/>
          <table:table-cell table:formula="of:=[.J43]/[.H43]" office:value-type="float" office:value="0.0606415584104044" calcext:value-type="float">
            <text:p>0.0606415584</text:p>
          </table:table-cell>
          <table:table-cell table:formula="of:=([.B43]+[.D43])/([.C43]+[.E43]+[.F43])" office:value-type="float" office:value="0.471343472891137" calcext:value-type="float">
            <text:p>0.4713434729</text:p>
          </table:table-cell>
          <table:table-cell table:formula="of:=([.B43]+[.D43])/(2*[.C43]+2*[.E43]+2*[.F43])" office:value-type="float" office:value="0.235671736445569" calcext:value-type="float">
            <text:p>0.2356717364</text:p>
          </table:table-cell>
          <table:table-cell table:formula="of:=([.B43]+[.D43])/([.B43]+(2*[.C43])+[.D43]+(2*[.E43])+(2*[.F43]))" office:value-type="float" office:value="0.190723579324945" calcext:value-type="float">
            <text:p>0.1907235793</text:p>
          </table:table-cell>
          <table:table-cell table:formula="of:=[.D43]/([.B43]+[.D43])" office:value-type="float" office:value="0.149651768306333" calcext:value-type="float">
            <text:p>0.1496517683</text:p>
          </table:table-cell>
          <table:table-cell table:formula="of:=([.E43]+(2*[.F43]))/(2*([.C43]+[.E43]+[.F43]))" office:value-type="float" office:value="0.0396643676828463" calcext:value-type="float">
            <text:p>0.0396643677</text:p>
          </table:table-cell>
          <table:table-cell table:formula="of:=([.P43]*[.Q43])+((1-[.P43])*[.R43])" office:value-type="float" office:value="0.0606415584104044" calcext:value-type="float">
            <text:p>0.0606415584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53405538355133" calcext:value-type="float">
            <text:p>0.0753405538</text:p>
          </table:table-cell>
          <table:table-cell office:value-type="float" office:value="0.00786675194719506" calcext:value-type="float">
            <text:p>0.0078667519</text:p>
          </table:table-cell>
          <table:table-cell office:value-type="float" office:value="0.0175384318087108" calcext:value-type="float">
            <text:p>0.0175384318</text:p>
          </table:table-cell>
          <table:table-cell office:value-type="float" office:value="0.00222079237586028" calcext:value-type="float">
            <text:p>0.0022207924</text:p>
          </table:table-cell>
          <table:table-cell office:value-type="float" office:value="0.00239693827089663" calcext:value-type="float">
            <text:p>0.0023969383</text:p>
          </table:table-cell>
          <table:table-cell office:value-type="float" office:value="0.0000208577588648917" calcext:value-type="float">
            <text:p>2.08577588648917E-05</text:p>
          </table:table-cell>
          <table:table-cell/>
          <table:table-cell table:formula="of:=[.B44]+(2*[.C44])+[.D44]+(2*[.E44])+(2*[.F44])" office:value-type="float" office:value="0.05" calcext:value-type="float">
            <text:p>0.05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465944616448669" calcext:value-type="float">
            <text:p>0.0046594462</text:p>
          </table:table-cell>
          <table:table-cell table:formula="of:=([.J44]/[.I44])*100" office:value-type="float" office:value="5.82430770560836" calcext:value-type="float">
            <text:p>5.8243077056</text:p>
          </table:table-cell>
          <table:table-cell/>
          <table:table-cell table:formula="of:=[.J44]/[.H44]" office:value-type="float" office:value="0.0931889232897338" calcext:value-type="float">
            <text:p>0.0931889233</text:p>
          </table:table-cell>
          <table:table-cell table:formula="of:=([.B44]+[.D44])/([.C44]+[.E44]+[.F44])" office:value-type="float" office:value="0.505483521470336" calcext:value-type="float">
            <text:p>0.5054835215</text:p>
          </table:table-cell>
          <table:table-cell table:formula="of:=([.B44]+[.D44])/(2*[.C44]+2*[.E44]+2*[.F44])" office:value-type="float" office:value="0.252741760735168" calcext:value-type="float">
            <text:p>0.2527417607</text:p>
          </table:table-cell>
          <table:table-cell table:formula="of:=([.B44]+[.D44])/([.B44]+(2*[.C44])+[.D44]+(2*[.E44])+(2*[.F44]))" office:value-type="float" office:value="0.201750886461107" calcext:value-type="float">
            <text:p>0.2017508865</text:p>
          </table:table-cell>
          <table:table-cell table:formula="of:=[.D44]/([.B44]+[.D44])" office:value-type="float" office:value="0.220151932396927" calcext:value-type="float">
            <text:p>0.2201519324</text:p>
          </table:table-cell>
          <table:table-cell table:formula="of:=([.E44]+(2*[.F44]))/(2*([.C44]+[.E44]+[.F44]))" office:value-type="float" office:value="0.0611000688197467" calcext:value-type="float">
            <text:p>0.0611000688</text:p>
          </table:table-cell>
          <table:table-cell table:formula="of:=([.P44]*[.Q44])+((1-[.P44])*[.R44])" office:value-type="float" office:value="0.0931889232897338" calcext:value-type="float">
            <text:p>0.0931889233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43253996159984" calcext:value-type="float">
            <text:p>0.0943253996</text:p>
          </table:table-cell>
          <table:table-cell office:value-type="float" office:value="0.00771380825028786" calcext:value-type="float">
            <text:p>0.0077138083</text:p>
          </table:table-cell>
          <table:table-cell office:value-type="float" office:value="0.016863104210474" calcext:value-type="float">
            <text:p>0.0168631042</text:p>
          </table:table-cell>
          <table:table-cell office:value-type="float" office:value="0.00272634734749865" calcext:value-type="float">
            <text:p>0.0027263473</text:p>
          </table:table-cell>
          <table:table-cell office:value-type="float" office:value="0.00288538294476241" calcext:value-type="float">
            <text:p>0.0028853829</text:p>
          </table:table-cell>
          <table:table-cell office:value-type="float" office:value="0.0000314350458702935" calcext:value-type="float">
            <text:p>0.000031435</text:p>
          </table:table-cell>
          <table:table-cell/>
          <table:table-cell table:formula="of:=[.B45]+(2*[.C45])+[.D45]+(2*[.E45])+(2*[.F45])" office:value-type="float" office:value="0.05" calcext:value-type="float">
            <text:p>0.05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567460038400164" calcext:value-type="float">
            <text:p>0.0056746004</text:p>
          </table:table-cell>
          <table:table-cell table:formula="of:=([.J45]/[.I45])*100" office:value-type="float" office:value="5.67460038400164" calcext:value-type="float">
            <text:p>5.674600384</text:p>
          </table:table-cell>
          <table:table-cell/>
          <table:table-cell table:formula="of:=[.J45]/[.H45]" office:value-type="float" office:value="0.113492007680033" calcext:value-type="float">
            <text:p>0.1134920077</text:p>
          </table:table-cell>
          <table:table-cell table:formula="of:=([.B45]+[.D45])/([.C45]+[.E45]+[.F45])" office:value-type="float" office:value="0.527815806939946" calcext:value-type="float">
            <text:p>0.5278158069</text:p>
          </table:table-cell>
          <table:table-cell table:formula="of:=([.B45]+[.D45])/(2*[.C45]+2*[.E45]+2*[.F45])" office:value-type="float" office:value="0.263907903469973" calcext:value-type="float">
            <text:p>0.2639079035</text:p>
          </table:table-cell>
          <table:table-cell table:formula="of:=([.B45]+[.D45])/([.B45]+(2*[.C45])+[.D45]+(2*[.E45])+(2*[.F45]))" office:value-type="float" office:value="0.20880311195573" calcext:value-type="float">
            <text:p>0.208803112</text:p>
          </table:table-cell>
          <table:table-cell table:formula="of:=[.D45]/([.B45]+[.D45])" office:value-type="float" office:value="0.26114048990579" calcext:value-type="float">
            <text:p>0.2611404899</text:p>
          </table:table-cell>
          <table:table-cell table:formula="of:=([.E45]+(2*[.F45]))/(2*([.C45]+[.E45]+[.F45]))" office:value-type="float" office:value="0.0745264062853097" calcext:value-type="float">
            <text:p>0.0745264063</text:p>
          </table:table-cell>
          <table:table-cell table:formula="of:=([.P45]*[.Q45])+((1-[.P45])*[.R45])" office:value-type="float" office:value="0.113492007680033" calcext:value-type="float">
            <text:p>0.1134920077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89943345469249" calcext:value-type="float">
            <text:p>0.1899433455</text:p>
          </table:table-cell>
          <table:table-cell office:value-type="float" office:value="0.00703732107102606" calcext:value-type="float">
            <text:p>0.0070373211</text:p>
          </table:table-cell>
          <table:table-cell office:value-type="float" office:value="0.0140350698185909" calcext:value-type="float">
            <text:p>0.0140350698</text:p>
          </table:table-cell>
          <table:table-cell office:value-type="float" office:value="0.00500858607572261" calcext:value-type="float">
            <text:p>0.0050085861</text:p>
          </table:table-cell>
          <table:table-cell office:value-type="float" office:value="0.00483588476104107" calcext:value-type="float">
            <text:p>0.0048358848</text:p>
          </table:table-cell>
          <table:table-cell office:value-type="float" office:value="0.000106091846993736" calcext:value-type="float">
            <text:p>0.0001060918</text:p>
          </table:table-cell>
          <table:table-cell/>
          <table:table-cell table:formula="of:=[.B46]+(2*[.C46])+[.D46]+(2*[.E46])+(2*[.F46])" office:value-type="float" office:value="0.05" calcext:value-type="float">
            <text:p>0.05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100566545307512" calcext:value-type="float">
            <text:p>0.0100566545</text:p>
          </table:table-cell>
          <table:table-cell table:formula="of:=([.J46]/[.I46])*100" office:value-type="float" office:value="5.02832726537557" calcext:value-type="float">
            <text:p>5.0283272654</text:p>
          </table:table-cell>
          <table:table-cell/>
          <table:table-cell table:formula="of:=[.J46]/[.H46]" office:value-type="float" office:value="0.201133090615023" calcext:value-type="float">
            <text:p>0.2011330906</text:p>
          </table:table-cell>
          <table:table-cell table:formula="of:=([.B46]+[.D46])/([.C46]+[.E46]+[.F46])" office:value-type="float" office:value="0.634761957996146" calcext:value-type="float">
            <text:p>0.634761958</text:p>
          </table:table-cell>
          <table:table-cell table:formula="of:=([.B46]+[.D46])/(2*[.C46]+2*[.E46]+2*[.F46])" office:value-type="float" office:value="0.317380978998073" calcext:value-type="float">
            <text:p>0.317380979</text:p>
          </table:table-cell>
          <table:table-cell table:formula="of:=([.B46]+[.D46])/([.B46]+(2*[.C46])+[.D46]+(2*[.E46])+(2*[.F46]))" office:value-type="float" office:value="0.240918142934973" calcext:value-type="float">
            <text:p>0.2409181429</text:p>
          </table:table-cell>
          <table:table-cell table:formula="of:=[.D46]/([.B46]+[.D46])" office:value-type="float" office:value="0.415791522772487" calcext:value-type="float">
            <text:p>0.4157915228</text:p>
          </table:table-cell>
          <table:table-cell table:formula="of:=([.E46]+(2*[.F46]))/(2*([.C46]+[.E46]+[.F46]))" office:value-type="float" office:value="0.133004587266696" calcext:value-type="float">
            <text:p>0.1330045873</text:p>
          </table:table-cell>
          <table:table-cell table:formula="of:=([.P46]*[.Q46])+((1-[.P46])*[.R46])" office:value-type="float" office:value="0.201133090615023" calcext:value-type="float">
            <text:p>0.2011330906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86454678865142" calcext:value-type="float">
            <text:p>0.2864546789</text:p>
          </table:table-cell>
          <table:table-cell office:value-type="float" office:value="0.00647911215127057" calcext:value-type="float">
            <text:p>0.0064791122</text:p>
          </table:table-cell>
          <table:table-cell office:value-type="float" office:value="0.0118968186357615" calcext:value-type="float">
            <text:p>0.0118968186</text:p>
          </table:table-cell>
          <table:table-cell office:value-type="float" office:value="0.00695432704886607" calcext:value-type="float">
            <text:p>0.006954327</text:p>
          </table:table-cell>
          <table:table-cell office:value-type="float" office:value="0.00618192944234853" calcext:value-type="float">
            <text:p>0.0061819294</text:p>
          </table:table-cell>
          <table:table-cell office:value-type="float" office:value="0.000204532321821703" calcext:value-type="float">
            <text:p>0.0002045323</text:p>
          </table:table-cell>
          <table:table-cell/>
          <table:table-cell table:formula="of:=[.B47]+(2*[.C47])+[.D47]+(2*[.E47])+(2*[.F47])" office:value-type="float" office:value="0.05" calcext:value-type="float">
            <text:p>0.05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13545321134858" calcext:value-type="float">
            <text:p>0.0135453211</text:p>
          </table:table-cell>
          <table:table-cell table:formula="of:=([.J47]/[.I47])*100" office:value-type="float" office:value="4.51510704495267" calcext:value-type="float">
            <text:p>4.515107045</text:p>
          </table:table-cell>
          <table:table-cell/>
          <table:table-cell table:formula="of:=[.J47]/[.H47]" office:value-type="float" office:value="0.27090642269716" calcext:value-type="float">
            <text:p>0.2709064227</text:p>
          </table:table-cell>
          <table:table-cell table:formula="of:=([.B47]+[.D47])/([.C47]+[.E47]+[.F47])" office:value-type="float" office:value="0.734739002317485" calcext:value-type="float">
            <text:p>0.7347390023</text:p>
          </table:table-cell>
          <table:table-cell table:formula="of:=([.B47]+[.D47])/(2*[.C47]+2*[.E47]+2*[.F47])" office:value-type="float" office:value="0.367369501158742" calcext:value-type="float">
            <text:p>0.3673695012</text:p>
          </table:table-cell>
          <table:table-cell table:formula="of:=([.B47]+[.D47])/([.B47]+(2*[.C47])+[.D47]+(2*[.E47])+(2*[.F47]))" office:value-type="float" office:value="0.268668784002733" calcext:value-type="float">
            <text:p>0.268668784</text:p>
          </table:table-cell>
          <table:table-cell table:formula="of:=[.D47]/([.B47]+[.D47])" office:value-type="float" office:value="0.517687760018695" calcext:value-type="float">
            <text:p>0.51768776</text:p>
          </table:table-cell>
          <table:table-cell table:formula="of:=([.E47]+(2*[.F47]))/(2*([.C47]+[.E47]+[.F47]))" office:value-type="float" office:value="0.18024648591006" calcext:value-type="float">
            <text:p>0.1802464859</text:p>
          </table:table-cell>
          <table:table-cell table:formula="of:=([.P47]*[.Q47])+((1-[.P47])*[.R47])" office:value-type="float" office:value="0.27090642269716" calcext:value-type="float">
            <text:p>0.2709064227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81233168732779" calcext:value-type="float">
            <text:p>0.4812331687</text:p>
          </table:table-cell>
          <table:table-cell office:value-type="float" office:value="0.00560987278479442" calcext:value-type="float">
            <text:p>0.0056098728</text:p>
          </table:table-cell>
          <table:table-cell office:value-type="float" office:value="0.00891878863229096" calcext:value-type="float">
            <text:p>0.0089187886</text:p>
          </table:table-cell>
          <table:table-cell office:value-type="float" office:value="0.0101156142409847" calcext:value-type="float">
            <text:p>0.0101156142</text:p>
          </table:table-cell>
          <table:table-cell office:value-type="float" office:value="0.00778571868340232" calcext:value-type="float">
            <text:p>0.0077857187</text:p>
          </table:table-cell>
          <table:table-cell office:value-type="float" office:value="0.000432749171417143" calcext:value-type="float">
            <text:p>0.0004327492</text:p>
          </table:table-cell>
          <table:table-cell/>
          <table:table-cell table:formula="of:=[.B48]+(2*[.C48])+[.D48]+(2*[.E48])+(2*[.F48])" office:value-type="float" office:value="0.05" calcext:value-type="float">
            <text:p>0.05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187668312672214" calcext:value-type="float">
            <text:p>0.0187668313</text:p>
          </table:table-cell>
          <table:table-cell table:formula="of:=([.J48]/[.I48])*100" office:value-type="float" office:value="3.75336625344427" calcext:value-type="float">
            <text:p>3.7533662534</text:p>
          </table:table-cell>
          <table:table-cell/>
          <table:table-cell table:formula="of:=[.J48]/[.H48]" office:value-type="float" office:value="0.375336625344427" calcext:value-type="float">
            <text:p>0.3753366253</text:p>
          </table:table-cell>
          <table:table-cell table:formula="of:=([.B48]+[.D48])/([.C48]+[.E48]+[.F48])" office:value-type="float" office:value="0.917619867427841" calcext:value-type="float">
            <text:p>0.9176198674</text:p>
          </table:table-cell>
          <table:table-cell table:formula="of:=([.B48]+[.D48])/(2*[.C48]+2*[.E48]+2*[.F48])" office:value-type="float" office:value="0.45880993371392" calcext:value-type="float">
            <text:p>0.4588099337</text:p>
          </table:table-cell>
          <table:table-cell table:formula="of:=([.B48]+[.D48])/([.B48]+(2*[.C48])+[.D48]+(2*[.E48])+(2*[.F48]))" office:value-type="float" office:value="0.314509740515583" calcext:value-type="float">
            <text:p>0.3145097405</text:p>
          </table:table-cell>
          <table:table-cell table:formula="of:=[.D48]/([.B48]+[.D48])" office:value-type="float" office:value="0.643262381915547" calcext:value-type="float">
            <text:p>0.6432623819</text:p>
          </table:table-cell>
          <table:table-cell table:formula="of:=([.E48]+(2*[.F48]))/(2*([.C48]+[.E48]+[.F48]))" office:value-type="float" office:value="0.252409626731779" calcext:value-type="float">
            <text:p>0.2524096267</text:p>
          </table:table-cell>
          <table:table-cell table:formula="of:=([.P48]*[.Q48])+((1-[.P48])*[.R48])" office:value-type="float" office:value="0.375336625344427" calcext:value-type="float">
            <text:p>0.3753366253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75980525351089" calcext:value-type="float">
            <text:p>0.7759805254</text:p>
          </table:table-cell>
          <table:table-cell office:value-type="float" office:value="0.00469481047904024" calcext:value-type="float">
            <text:p>0.0046948105</text:p>
          </table:table-cell>
          <table:table-cell office:value-type="float" office:value="0.00624648895602564" calcext:value-type="float">
            <text:p>0.006246489</text:p>
          </table:table-cell>
          <table:table-cell office:value-type="float" office:value="0.0136506263878046" calcext:value-type="float">
            <text:p>0.0136506264</text:p>
          </table:table-cell>
          <table:table-cell office:value-type="float" office:value="0.00879273695999755" calcext:value-type="float">
            <text:p>0.008792737</text:p>
          </table:table-cell>
          <table:table-cell office:value-type="float" office:value="0.000788055650554422" calcext:value-type="float">
            <text:p>0.0007880557</text:p>
          </table:table-cell>
          <table:table-cell/>
          <table:table-cell table:formula="of:=[.B49]+(2*[.C49])+[.D49]+(2*[.E49])+(2*[.F49])" office:value-type="float" office:value="0.05" calcext:value-type="float">
            <text:p>0.05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240194746489109" calcext:value-type="float">
            <text:p>0.0240194746</text:p>
          </table:table-cell>
          <table:table-cell table:formula="of:=([.J49]/[.I49])*100" office:value-type="float" office:value="3.00243433111387" calcext:value-type="float">
            <text:p>3.0024343311</text:p>
          </table:table-cell>
          <table:table-cell/>
          <table:table-cell table:formula="of:=[.J49]/[.H49]" office:value-type="float" office:value="0.480389492978219" calcext:value-type="float">
            <text:p>0.480389493</text:p>
          </table:table-cell>
          <table:table-cell table:formula="of:=([.B49]+[.D49])/([.C49]+[.E49]+[.F49])" office:value-type="float" office:value="1.15910219892624" calcext:value-type="float">
            <text:p>1.1591021989</text:p>
          </table:table-cell>
          <table:table-cell table:formula="of:=([.B49]+[.D49])/(2*[.C49]+2*[.E49]+2*[.F49])" office:value-type="float" office:value="0.579551099463118" calcext:value-type="float">
            <text:p>0.5795510995</text:p>
          </table:table-cell>
          <table:table-cell table:formula="of:=([.B49]+[.D49])/([.B49]+(2*[.C49])+[.D49]+(2*[.E49])+(2*[.F49]))" office:value-type="float" office:value="0.366908737336896" calcext:value-type="float">
            <text:p>0.3669087373</text:p>
          </table:table-cell>
          <table:table-cell table:formula="of:=[.D49]/([.B49]+[.D49])" office:value-type="float" office:value="0.744088379409212" calcext:value-type="float">
            <text:p>0.7440883794</text:p>
          </table:table-cell>
          <table:table-cell table:formula="of:=([.E49]+(2*[.F49]))/(2*([.C49]+[.E49]+[.F49]))" office:value-type="float" office:value="0.327562513419937" calcext:value-type="float">
            <text:p>0.3275625134</text:p>
          </table:table-cell>
          <table:table-cell table:formula="of:=([.P49]*[.Q49])+((1-[.P49])*[.R49])" office:value-type="float" office:value="0.480389492978219" calcext:value-type="float">
            <text:p>0.480389493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73473147775866" calcext:value-type="float">
            <text:p>0.9734731478</text:p>
          </table:table-cell>
          <table:table-cell office:value-type="float" office:value="0.00424462900173078" calcext:value-type="float">
            <text:p>0.004244629</text:p>
          </table:table-cell>
          <table:table-cell office:value-type="float" office:value="0.00510598247768546" calcext:value-type="float">
            <text:p>0.0051059825</text:p>
          </table:table-cell>
          <table:table-cell office:value-type="float" office:value="0.0154827252358921" calcext:value-type="float">
            <text:p>0.0154827252</text:p>
          </table:table-cell>
          <table:table-cell office:value-type="float" office:value="0.00901655381876416" calcext:value-type="float">
            <text:p>0.0090165538</text:p>
          </table:table-cell>
          <table:table-cell office:value-type="float" office:value="0.00101378658473895" calcext:value-type="float">
            <text:p>0.0010137866</text:p>
          </table:table-cell>
          <table:table-cell/>
          <table:table-cell table:formula="of:=[.B50]+(2*[.C50])+[.D50]+(2*[.E50])+(2*[.F50])" office:value-type="float" office:value="0.05" calcext:value-type="float">
            <text:p>0.05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265268522241342" calcext:value-type="float">
            <text:p>0.0265268522</text:p>
          </table:table-cell>
          <table:table-cell table:formula="of:=([.J50]/[.I50])*100" office:value-type="float" office:value="2.65268522241342" calcext:value-type="float">
            <text:p>2.6526852224</text:p>
          </table:table-cell>
          <table:table-cell/>
          <table:table-cell table:formula="of:=[.J50]/[.H50]" office:value-type="float" office:value="0.530537044482683" calcext:value-type="float">
            <text:p>0.5305370445</text:p>
          </table:table-cell>
          <table:table-cell table:formula="of:=([.B50]+[.D50])/([.C50]+[.E50]+[.F50])" office:value-type="float" office:value="1.303312197584" calcext:value-type="float">
            <text:p>1.3033121976</text:p>
          </table:table-cell>
          <table:table-cell table:formula="of:=([.B50]+[.D50])/(2*[.C50]+2*[.E50]+2*[.F50])" office:value-type="float" office:value="0.651656098792001" calcext:value-type="float">
            <text:p>0.6516560988</text:p>
          </table:table-cell>
          <table:table-cell table:formula="of:=([.B50]+[.D50])/([.B50]+(2*[.C50])+[.D50]+(2*[.E50])+(2*[.F50]))" office:value-type="float" office:value="0.394547084752458" calcext:value-type="float">
            <text:p>0.3945470848</text:p>
          </table:table-cell>
          <table:table-cell table:formula="of:=[.D50]/([.B50]+[.D50])" office:value-type="float" office:value="0.784835363597027" calcext:value-type="float">
            <text:p>0.7848353636</text:p>
          </table:table-cell>
          <table:table-cell table:formula="of:=([.E50]+(2*[.F50]))/(2*([.C50]+[.E50]+[.F50]))" office:value-type="float" office:value="0.364821993919266" calcext:value-type="float">
            <text:p>0.3648219939</text:p>
          </table:table-cell>
          <table:table-cell table:formula="of:=([.P50]*[.Q50])+((1-[.P50])*[.R50])" office:value-type="float" office:value="0.530537044482683" calcext:value-type="float">
            <text:p>0.5305370445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6620859239169" calcext:value-type="float">
            <text:p>1.9662085924</text:p>
          </table:table-cell>
          <table:table-cell office:value-type="float" office:value="0.00290403165296619" calcext:value-type="float">
            <text:p>0.0029040317</text:p>
          </table:table-cell>
          <table:table-cell office:value-type="float" office:value="0.00239002551506113" calcext:value-type="float">
            <text:p>0.0023900255</text:p>
          </table:table-cell>
          <table:table-cell office:value-type="float" office:value="0.0213951151614324" calcext:value-type="float">
            <text:p>0.0213951152</text:p>
          </table:table-cell>
          <table:table-cell office:value-type="float" office:value="0.0085245097085999" calcext:value-type="float">
            <text:p>0.0085245097</text:p>
          </table:table-cell>
          <table:table-cell office:value-type="float" office:value="0.00193589136913967" calcext:value-type="float">
            <text:p>0.0019358914</text:p>
          </table:table-cell>
          <table:table-cell/>
          <table:table-cell table:formula="of:=[.B51]+(2*[.C51])+[.D51]+(2*[.E51])+(2*[.F51])" office:value-type="float" office:value="0.05" calcext:value-type="float">
            <text:p>0.05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337914076083117" calcext:value-type="float">
            <text:p>0.0337914076</text:p>
          </table:table-cell>
          <table:table-cell table:formula="of:=([.J51]/[.I51])*100" office:value-type="float" office:value="1.68957038041558" calcext:value-type="float">
            <text:p>1.6895703804</text:p>
          </table:table-cell>
          <table:table-cell/>
          <table:table-cell table:formula="of:=[.J51]/[.H51]" office:value-type="float" office:value="0.675828152166233" calcext:value-type="float">
            <text:p>0.6758281522</text:p>
          </table:table-cell>
          <table:table-cell table:formula="of:=([.B51]+[.D51])/([.C51]+[.E51]+[.F51])" office:value-type="float" office:value="1.89092141330249" calcext:value-type="float">
            <text:p>1.8909214133</text:p>
          </table:table-cell>
          <table:table-cell table:formula="of:=([.B51]+[.D51])/(2*[.C51]+2*[.E51]+2*[.F51])" office:value-type="float" office:value="0.945460706651246" calcext:value-type="float">
            <text:p>0.9454607067</text:p>
          </table:table-cell>
          <table:table-cell table:formula="of:=([.B51]+[.D51])/([.B51]+(2*[.C51])+[.D51]+(2*[.E51])+(2*[.F51]))" office:value-type="float" office:value="0.485982936287972" calcext:value-type="float">
            <text:p>0.4859829363</text:p>
          </table:table-cell>
          <table:table-cell table:formula="of:=[.D51]/([.B51]+[.D51])" office:value-type="float" office:value="0.880488328452529" calcext:value-type="float">
            <text:p>0.8804883285</text:p>
          </table:table-cell>
          <table:table-cell table:formula="of:=([.E51]+(2*[.F51]))/(2*([.C51]+[.E51]+[.F51]))" office:value-type="float" office:value="0.482329997271224" calcext:value-type="float">
            <text:p>0.4823299973</text:p>
          </table:table-cell>
          <table:table-cell table:formula="of:=([.P51]*[.Q51])+((1-[.P51])*[.R51])" office:value-type="float" office:value="0.675828152166233" calcext:value-type="float">
            <text:p>0.6758281522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6258032121508" calcext:value-type="float">
            <text:p>2.9625803212</text:p>
          </table:table-cell>
          <table:table-cell office:value-type="float" office:value="0.00222591027644981" calcext:value-type="float">
            <text:p>0.0022259103</text:p>
          </table:table-cell>
          <table:table-cell office:value-type="float" office:value="0.0014041553367653" calcext:value-type="float">
            <text:p>0.0014041553</text:p>
          </table:table-cell>
          <table:table-cell office:value-type="float" office:value="0.0247093591178069" calcext:value-type="float">
            <text:p>0.0247093591</text:p>
          </table:table-cell>
          <table:table-cell office:value-type="float" office:value="0.00754610026509483" calcext:value-type="float">
            <text:p>0.0075461003</text:p>
          </table:table-cell>
          <table:table-cell office:value-type="float" office:value="0.00258210970101151" calcext:value-type="float">
            <text:p>0.0025821097</text:p>
          </table:table-cell>
          <table:table-cell/>
          <table:table-cell table:formula="of:=[.B52]+(2*[.C52])+[.D52]+(2*[.E52])+(2*[.F52])" office:value-type="float" office:value="0.05" calcext:value-type="float">
            <text:p>0.05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374196787849248" calcext:value-type="float">
            <text:p>0.0374196788</text:p>
          </table:table-cell>
          <table:table-cell table:formula="of:=([.J52]/[.I52])*100" office:value-type="float" office:value="1.24732262616416" calcext:value-type="float">
            <text:p>1.2473226262</text:p>
          </table:table-cell>
          <table:table-cell/>
          <table:table-cell table:formula="of:=[.J52]/[.H52]" office:value-type="float" office:value="0.748393575698495" calcext:value-type="float">
            <text:p>0.7483935757</text:p>
          </table:table-cell>
          <table:table-cell table:formula="of:=([.B52]+[.D52])/([.C52]+[.E52]+[.F52])" office:value-type="float" office:value="2.33562401873878" calcext:value-type="float">
            <text:p>2.3356240187</text:p>
          </table:table-cell>
          <table:table-cell table:formula="of:=([.B52]+[.D52])/(2*[.C52]+2*[.E52]+2*[.F52])" office:value-type="float" office:value="1.16781200936939" calcext:value-type="float">
            <text:p>1.1678120094</text:p>
          </table:table-cell>
          <table:table-cell table:formula="of:=([.B52]+[.D52])/([.B52]+(2*[.C52])+[.D52]+(2*[.E52])+(2*[.F52]))" office:value-type="float" office:value="0.538705387885134" calcext:value-type="float">
            <text:p>0.5387053879</text:p>
          </table:table-cell>
          <table:table-cell table:formula="of:=[.D52]/([.B52]+[.D52])" office:value-type="float" office:value="0.91736075686236" calcext:value-type="float">
            <text:p>0.9173607569</text:p>
          </table:table-cell>
          <table:table-cell table:formula="of:=([.E52]+(2*[.F52]))/(2*([.C52]+[.E52]+[.F52]))" office:value-type="float" office:value="0.55107167234604" calcext:value-type="float">
            <text:p>0.5510716723</text:p>
          </table:table-cell>
          <table:table-cell table:formula="of:=([.P52]*[.Q52])+((1-[.P52])*[.R52])" office:value-type="float" office:value="0.748393575698495" calcext:value-type="float">
            <text:p>0.7483935757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5881149362877" calcext:value-type="float">
            <text:p>4.9588114936</text:p>
          </table:table-cell>
          <table:table-cell office:value-type="float" office:value="0.00152877513968278" calcext:value-type="float">
            <text:p>0.0015287751</text:p>
          </table:table-cell>
          <table:table-cell office:value-type="float" office:value="0.000662349281413612" calcext:value-type="float">
            <text:p>0.0006623493</text:p>
          </table:table-cell>
          <table:table-cell office:value-type="float" office:value="0.0284056612786719" calcext:value-type="float">
            <text:p>0.0284056613</text:p>
          </table:table-cell>
          <table:table-cell office:value-type="float" office:value="0.00595801992625962" calcext:value-type="float">
            <text:p>0.0059580199</text:p>
          </table:table-cell>
          <table:table-cell office:value-type="float" office:value="0.00341241258314943" calcext:value-type="float">
            <text:p>0.0034124126</text:p>
          </table:table-cell>
          <table:table-cell/>
          <table:table-cell table:formula="of:=[.B53]+(2*[.C53])+[.D53]+(2*[.E53])+(2*[.F53])" office:value-type="float" office:value="0.05" calcext:value-type="float">
            <text:p>0.05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411885063712304" calcext:value-type="float">
            <text:p>0.0411885064</text:p>
          </table:table-cell>
          <table:table-cell table:formula="of:=([.J53]/[.I53])*100" office:value-type="float" office:value="0.823770127424607" calcext:value-type="float">
            <text:p>0.8237701274</text:p>
          </table:table-cell>
          <table:table-cell/>
          <table:table-cell table:formula="of:=[.J53]/[.H53]" office:value-type="float" office:value="0.823770127424607" calcext:value-type="float">
            <text:p>0.8237701274</text:p>
          </table:table-cell>
          <table:table-cell table:formula="of:=([.B53]+[.D53])/([.C53]+[.E53]+[.F53])" office:value-type="float" office:value="2.98366266131062" calcext:value-type="float">
            <text:p>2.9836626613</text:p>
          </table:table-cell>
          <table:table-cell table:formula="of:=([.B53]+[.D53])/(2*[.C53]+2*[.E53]+2*[.F53])" office:value-type="float" office:value="1.49183133065531" calcext:value-type="float">
            <text:p>1.4918313307</text:p>
          </table:table-cell>
          <table:table-cell table:formula="of:=([.B53]+[.D53])/([.B53]+(2*[.C53])+[.D53]+(2*[.E53])+(2*[.F53]))" office:value-type="float" office:value="0.598688728367094" calcext:value-type="float">
            <text:p>0.5986887284</text:p>
          </table:table-cell>
          <table:table-cell table:formula="of:=[.D53]/([.B53]+[.D53])" office:value-type="float" office:value="0.948929215893124" calcext:value-type="float">
            <text:p>0.9489292159</text:p>
          </table:table-cell>
          <table:table-cell table:formula="of:=([.E53]+(2*[.F53]))/(2*([.C53]+[.E53]+[.F53]))" office:value-type="float" office:value="0.637053877931014" calcext:value-type="float">
            <text:p>0.6370538779</text:p>
          </table:table-cell>
          <table:table-cell table:formula="of:=([.P53]*[.Q53])+((1-[.P53])*[.R53])" office:value-type="float" office:value="0.823770127424607" calcext:value-type="float">
            <text:p>0.8237701274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5613727405208" calcext:value-type="float">
            <text:p>7.9561372741</text:p>
          </table:table-cell>
          <table:table-cell office:value-type="float" office:value="0.00104563027152559" calcext:value-type="float">
            <text:p>0.0010456303</text:p>
          </table:table-cell>
          <table:table-cell office:value-type="float" office:value="0.000309853311184676" calcext:value-type="float">
            <text:p>0.0003098533</text:p>
          </table:table-cell>
          <table:table-cell office:value-type="float" office:value="0.0311719598841729" calcext:value-type="float">
            <text:p>0.0311719599</text:p>
          </table:table-cell>
          <table:table-cell office:value-type="float" office:value="0.00447193715818922" calcext:value-type="float">
            <text:p>0.0044719372</text:p>
          </table:table-cell>
          <table:table-cell office:value-type="float" office:value="0.00410941445277684" calcext:value-type="float">
            <text:p>0.0041094145</text:p>
          </table:table-cell>
          <table:table-cell/>
          <table:table-cell table:formula="of:=[.B54]+(2*[.C54])+[.D54]+(2*[.E54])+(2*[.F54])" office:value-type="float" office:value="0.05" calcext:value-type="float">
            <text:p>0.05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438627259479158" calcext:value-type="float">
            <text:p>0.0438627259</text:p>
          </table:table-cell>
          <table:table-cell table:formula="of:=([.J54]/[.I54])*100" office:value-type="float" office:value="0.548284074348948" calcext:value-type="float">
            <text:p>0.5482840743</text:p>
          </table:table-cell>
          <table:table-cell/>
          <table:table-cell table:formula="of:=[.J54]/[.H54]" office:value-type="float" office:value="0.877254518958316" calcext:value-type="float">
            <text:p>0.877254519</text:p>
          </table:table-cell>
          <table:table-cell table:formula="of:=([.B54]+[.D54])/([.C54]+[.E54]+[.F54])" office:value-type="float" office:value="3.62353476697343" calcext:value-type="float">
            <text:p>3.623534767</text:p>
          </table:table-cell>
          <table:table-cell table:formula="of:=([.B54]+[.D54])/(2*[.C54]+2*[.E54]+2*[.F54])" office:value-type="float" office:value="1.81176738348672" calcext:value-type="float">
            <text:p>1.8117673835</text:p>
          </table:table-cell>
          <table:table-cell table:formula="of:=([.B54]+[.D54])/([.B54]+(2*[.C54])+[.D54]+(2*[.E54])+(2*[.F54]))" office:value-type="float" office:value="0.64435180311397" calcext:value-type="float">
            <text:p>0.6443518031</text:p>
          </table:table-cell>
          <table:table-cell table:formula="of:=[.D54]/([.B54]+[.D54])" office:value-type="float" office:value="0.967544739799831" calcext:value-type="float">
            <text:p>0.9675447398</text:p>
          </table:table-cell>
          <table:table-cell table:formula="of:=([.E54]+(2*[.F54]))/(2*([.C54]+[.E54]+[.F54]))" office:value-type="float" office:value="0.713669641789848" calcext:value-type="float">
            <text:p>0.7136696418</text:p>
          </table:table-cell>
          <table:table-cell table:formula="of:=([.P54]*[.Q54])+((1-[.P54])*[.R54])" office:value-type="float" office:value="0.877254518958317" calcext:value-type="float">
            <text:p>0.877254519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5511561512993" calcext:value-type="float">
            <text:p>9.9551156151</text:p>
          </table:table-cell>
          <table:table-cell office:value-type="float" office:value="0.000864746529724287" calcext:value-type="float">
            <text:p>0.0008647465</text:p>
          </table:table-cell>
          <table:table-cell office:value-type="float" office:value="0.000211922711293934" calcext:value-type="float">
            <text:p>0.0002119227</text:p>
          </table:table-cell>
          <table:table-cell office:value-type="float" office:value="0.0322566178494102" calcext:value-type="float">
            <text:p>0.0322566178</text:p>
          </table:table-cell>
          <table:table-cell office:value-type="float" office:value="0.00382702317761888" calcext:value-type="float">
            <text:p>0.0038270232</text:p>
          </table:table-cell>
          <table:table-cell office:value-type="float" office:value="0.00440037192151995" calcext:value-type="float">
            <text:p>0.0044003719</text:p>
          </table:table-cell>
          <table:table-cell/>
          <table:table-cell table:formula="of:=[.B55]+(2*[.C55])+[.D55]+(2*[.E55])+(2*[.F55])" office:value-type="float" office:value="0.05" calcext:value-type="float">
            <text:p>0.05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44884384870069" calcext:value-type="float">
            <text:p>0.0448843849</text:p>
          </table:table-cell>
          <table:table-cell table:formula="of:=([.J55]/[.I55])*100" office:value-type="float" office:value="0.44884384870069" calcext:value-type="float">
            <text:p>0.4488438487</text:p>
          </table:table-cell>
          <table:table-cell/>
          <table:table-cell table:formula="of:=[.J55]/[.H55]" office:value-type="float" office:value="0.897687697401379" calcext:value-type="float">
            <text:p>0.8976876974</text:p>
          </table:table-cell>
          <table:table-cell table:formula="of:=([.B55]+[.D55])/([.C55]+[.E55]+[.F55])" office:value-type="float" office:value="3.92464949455862" calcext:value-type="float">
            <text:p>3.9246494946</text:p>
          </table:table-cell>
          <table:table-cell table:formula="of:=([.B55]+[.D55])/(2*[.C55]+2*[.E55]+2*[.F55])" office:value-type="float" office:value="1.96232474727931" calcext:value-type="float">
            <text:p>1.9623247473</text:p>
          </table:table-cell>
          <table:table-cell table:formula="of:=([.B55]+[.D55])/([.B55]+(2*[.C55])+[.D55]+(2*[.E55])+(2*[.F55]))" office:value-type="float" office:value="0.662427287582689" calcext:value-type="float">
            <text:p>0.6624272876</text:p>
          </table:table-cell>
          <table:table-cell table:formula="of:=[.D55]/([.B55]+[.D55])" office:value-type="float" office:value="0.973891578866568" calcext:value-type="float">
            <text:p>0.9738915789</text:p>
          </table:table-cell>
          <table:table-cell table:formula="of:=([.E55]+(2*[.F55]))/(2*([.C55]+[.E55]+[.F55]))" office:value-type="float" office:value="0.7481509349635" calcext:value-type="float">
            <text:p>0.748150935</text:p>
          </table:table-cell>
          <table:table-cell table:formula="of:=([.P55]*[.Q55])+((1-[.P55])*[.R55])" office:value-type="float" office:value="0.897687697401379" calcext:value-type="float">
            <text:p>0.8976876974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15:27.5147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3T17:17:37.346769000</dc:date>
    <meta:editing-duration>PT23H3M2S</meta:editing-duration>
    <meta:editing-cycles>4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